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.528cm" fo:min-width="0.64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.528cm" fo:min-width="0.05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1.528cm" fo:min-width="0.64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1.528cm" fo:min-width="0.051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28cm" fo:min-width="1.20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28cm" fo:min-width="0.05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.021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6.886cm" fo:min-width="0.59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083cm" fo:min-width="1.15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6cm" fo:min-width="1.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79cm" fo:min-width="1.15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86cm" fo:min-width="1.1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4000" draw:marker-start-width="0.279cm" draw:marker-end-width="0.279cm" draw:fill-color="#ffffff" draw:textarea-horizontal-align="justify" draw:textarea-vertical-align="middle" draw:auto-grow-height="false" fo:min-height="6.886cm" fo:min-width="0.591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729fcf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729fc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729fcf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draw:stroke="dash" draw:stroke-dash="Fine_20_Dashed"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81cm" svg:stroke-color="#ff0000" draw:marker-start-width="0.321cm" draw:marker-end="Arrow" draw:marker-end-width="0.421cm" draw:fill="solid" draw:fill-color="#ff0000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54cm" fo:min-width="1.15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861cm" fo:min-width="1.15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96cm" fo:min-width="1.1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271cm" fo:min-width="1.1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800080" draw:marker-start-width="0.279cm" draw:marker-end-width="0.279cm" draw:fill-color="#ffffff" draw:textarea-horizontal-align="justify" draw:textarea-vertical-align="middle" draw:auto-grow-height="false" fo:min-height="5.083cm" fo:min-width="1.1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800080" draw:marker-start-width="0.279cm" draw:marker-end-width="0.279cm" draw:fill-color="#ffffff" draw:textarea-horizontal-align="justify" draw:textarea-vertical-align="middle" draw:auto-grow-height="false" fo:min-height="1.476cm" fo:min-width="0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text-properties fo:color="#729fcf"/>
    </style:style>
    <style:style style:name="P8" style:family="paragraph">
      <loext:graphic-properties draw:fill="none" draw:fill-color="#ffffff"/>
      <style:text-properties fo:color="#729fcf"/>
    </style:style>
    <style:style style:name="P9" style:family="paragraph">
      <loext:graphic-properties draw:fill="solid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778cm" svg:x="0.562cm" svg:y="2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51cm" svg:height="1.778cm" svg:x="1.662cm" svg:y="2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778cm" svg:x="0.562cm" svg:y="4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51cm" svg:height="1.778cm" svg:x="1.662cm" svg:y="4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778cm" svg:x="0.562cm" svg:y="6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51cm" svg:height="1.778cm" svg:x="1.662cm" svg:y="6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778cm" svg:x="0.562cm" svg:y="8.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51cm" svg:height="1.778cm" svg:x="1.662cm" svg:y="8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0" draw:id="id30" draw:layer="layout" svg:width="1.143cm" svg:height="1.778cm" svg:x="26.562cm" svg:y="2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1cm" svg:height="1.778cm" svg:x="27.662cm" svg:y="2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8" draw:id="id28" draw:layer="layout" svg:width="1.143cm" svg:height="1.778cm" svg:x="26.562cm" svg:y="4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1cm" svg:height="1.778cm" svg:x="27.662cm" svg:y="4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1.143cm" svg:height="1.778cm" svg:x="26.562cm" svg:y="6.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1cm" svg:height="1.778cm" svg:x="27.662cm" svg:y="6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2" draw:id="id22" draw:layer="layout" svg:width="1.143cm" svg:height="1.778cm" svg:x="26.562cm" svg:y="8.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51cm" svg:height="1.778cm" svg:x="27.662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.702cm" svg:height="1.778cm" svg:x="3.225cm" svg:y="4.6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4.825cm" svg:y="4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1.702cm" svg:height="1.778cm" svg:x="3.225cm" svg:y="6.4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4.825cm" svg:y="6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.702cm" svg:height="1.778cm" svg:x="3.225cm" svg:y="8.2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4.8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1.702cm" svg:height="1.778cm" svg:x="6.625cm" svg:y="8.2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8.2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4" draw:id="id34" draw:layer="layout" svg:width="1.702cm" svg:height="1.778cm" svg:x="10.025cm" svg:y="6.41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1.625cm" svg:y="6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1.702cm" svg:height="1.778cm" svg:x="10.025cm" svg:y="8.21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1.6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1.702cm" svg:height="1.778cm" svg:x="13.425cm" svg:y="8.21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5.0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2" draw:id="id32" draw:layer="layout" svg:width="1.702cm" svg:height="1.778cm" svg:x="16.725cm" svg:y="4.61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8.325cm" svg:y="4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6" draw:id="id36" draw:layer="layout" svg:width="1.702cm" svg:height="1.778cm" svg:x="16.725cm" svg:y="6.41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8.325cm" svg:y="6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6" draw:id="id16" draw:layer="layout" svg:width="1.702cm" svg:height="1.778cm" svg:x="16.725cm" svg:y="8.21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8.3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1.702cm" svg:height="1.778cm" svg:x="20.025cm" svg:y="8.21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21.6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1.702cm" svg:height="1.778cm" svg:x="23.225cm" svg:y="6.41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24.825cm" svg:y="6.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0" draw:id="id20" draw:layer="layout" svg:width="1.702cm" svg:height="1.778cm" svg:x="23.225cm" svg:y="8.21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24.825cm" svg:y="8.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1.702cm" svg:height="1.778cm" svg:x="16.725cm" svg:y="2.81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51cm" svg:height="1.778cm" svg:x="18.325cm" svg:y="2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1" draw:id="id1" draw:layer="layout" svg:width="0.381cm" svg:height="0.381cm" svg:x="1.732cm" svg:y="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" draw:id="id3" draw:layer="layout" svg:width="0.381cm" svg:height="0.381cm" svg:x="1.731cm" svg:y="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0.381cm" svg:height="0.381cm" svg:x="1.73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0.381cm" svg:height="0.381cm" svg:x="1.72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1" draw:id="id31" draw:layer="layout" svg:width="0.381cm" svg:height="0.381cm" svg:x="4.893cm" svg:y="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3" draw:id="id33" draw:layer="layout" svg:width="0.381cm" svg:height="0.381cm" svg:x="4.892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9" draw:id="id9" draw:layer="layout" svg:width="0.381cm" svg:height="0.381cm" svg:x="4.891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5" draw:id="id35" draw:layer="layout" svg:width="0.381cm" svg:height="0.381cm" svg:x="11.691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3" draw:id="id13" draw:layer="layout" svg:width="0.381cm" svg:height="0.381cm" svg:x="11.6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1" draw:id="id11" draw:layer="layout" svg:width="0.381cm" svg:height="0.381cm" svg:x="8.28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5" draw:id="id15" draw:layer="layout" svg:width="0.381cm" svg:height="0.381cm" svg:x="15.138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9" draw:id="id19" draw:layer="layout" svg:width="0.381cm" svg:height="0.381cm" svg:x="21.691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3" draw:id="id23" draw:layer="layout" svg:width="0.381cm" svg:height="0.381cm" svg:x="24.892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1" draw:id="id21" draw:layer="layout" svg:width="0.381cm" svg:height="0.381cm" svg:x="24.891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9" draw:id="id29" draw:layer="layout" svg:width="0.381cm" svg:height="0.381cm" svg:x="18.392cm" svg:y="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7" draw:id="id27" draw:layer="layout" svg:width="0.381cm" svg:height="0.381cm" svg:x="18.391cm" svg:y="5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5" draw:id="id25" draw:layer="layout" svg:width="0.381cm" svg:height="0.381cm" svg:x="18.39cm" svg:y="7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0.381cm" svg:height="0.381cm" svg:x="18.389cm" svg:y="8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3cm" svg:y1="3.7cm" svg:x2="16.725cm" svg:y2="3.699cm" draw:start-shape="id1" draw:start-glue-point="10" draw:end-shape="id2" draw:end-glue-point="3" svg:d="M2113 3700l14612-1" svg:viewBox="0 0 14613 2">
          <text:p/>
        </draw:connector>
        <draw:connector draw:style-name="gr8" draw:text-style-name="P4" draw:layer="layout" draw:type="line" svg:x1="2.112cm" svg:y1="5.5cm" svg:x2="3.225cm" svg:y2="5.499cm" draw:start-shape="id3" draw:start-glue-point="10" draw:end-shape="id4" draw:end-glue-point="3" svg:d="M2112 5500l1113-1" svg:viewBox="0 0 1114 2">
          <text:p/>
        </draw:connector>
        <draw:connector draw:style-name="gr8" draw:text-style-name="P4" draw:layer="layout" draw:type="line" svg:x1="2.111cm" svg:y1="7.3cm" svg:x2="3.225cm" svg:y2="7.299cm" draw:start-shape="id5" draw:start-glue-point="10" draw:end-shape="id6" draw:end-glue-point="3" svg:d="M2111 7300l1114-1" svg:viewBox="0 0 1115 2">
          <text:p/>
        </draw:connector>
        <draw:connector draw:style-name="gr8" draw:text-style-name="P4" draw:layer="layout" draw:type="line" svg:x1="2.11cm" svg:y1="9.1cm" svg:x2="3.225cm" svg:y2="9.099cm" draw:start-shape="id7" draw:start-glue-point="10" draw:end-shape="id8" draw:end-glue-point="3" svg:d="M2110 9100l1115-1" svg:viewBox="0 0 1116 2">
          <text:p/>
        </draw:connector>
        <draw:connector draw:style-name="gr8" draw:text-style-name="P4" draw:layer="layout" draw:type="line" svg:x1="5.272cm" svg:y1="9.1cm" svg:x2="6.625cm" svg:y2="9.099cm" draw:start-shape="id9" draw:start-glue-point="10" draw:end-shape="id10" draw:end-glue-point="3" svg:d="M5272 9100l1353-1" svg:viewBox="0 0 1354 2">
          <text:p/>
        </draw:connector>
        <draw:connector draw:style-name="gr8" draw:text-style-name="P4" draw:layer="layout" draw:type="line" svg:x1="8.67cm" svg:y1="9.1cm" svg:x2="10.025cm" svg:y2="9.099cm" draw:start-shape="id11" draw:start-glue-point="10" draw:end-shape="id12" draw:end-glue-point="3" svg:d="M8670 9100l1355-1" svg:viewBox="0 0 1356 2">
          <text:p/>
        </draw:connector>
        <draw:connector draw:style-name="gr8" draw:text-style-name="P4" draw:layer="layout" draw:type="line" svg:x1="12.071cm" svg:y1="9.1cm" svg:x2="13.425cm" svg:y2="9.099cm" draw:start-shape="id13" draw:start-glue-point="10" draw:end-shape="id14" draw:end-glue-point="3" svg:d="M12071 9100l1354-1" svg:viewBox="0 0 1355 2">
          <text:p/>
        </draw:connector>
        <draw:connector draw:style-name="gr8" draw:text-style-name="P4" draw:layer="layout" draw:type="line" svg:x1="15.519cm" svg:y1="9.1cm" svg:x2="16.725cm" svg:y2="9.099cm" draw:start-shape="id15" draw:start-glue-point="10" draw:end-shape="id16" draw:end-glue-point="3" svg:d="M15519 9100l1206-1" svg:viewBox="0 0 1207 2">
          <text:p/>
        </draw:connector>
        <draw:connector draw:style-name="gr8" draw:text-style-name="P4" draw:layer="layout" draw:type="line" svg:x1="18.77cm" svg:y1="9.1cm" svg:x2="20.025cm" svg:y2="9.099cm" draw:start-shape="id17" draw:start-glue-point="10" draw:end-shape="id18" draw:end-glue-point="3" svg:d="M18770 9100l1255-1" svg:viewBox="0 0 1256 2">
          <text:p/>
        </draw:connector>
        <draw:connector draw:style-name="gr8" draw:text-style-name="P4" draw:layer="layout" draw:type="line" svg:x1="22.072cm" svg:y1="9.1cm" svg:x2="23.225cm" svg:y2="9.099cm" draw:start-shape="id19" draw:start-glue-point="10" draw:end-shape="id20" draw:end-glue-point="3" svg:d="M22072 9100l1153-1" svg:viewBox="0 0 1154 2">
          <text:p/>
        </draw:connector>
        <draw:connector draw:style-name="gr8" draw:text-style-name="P4" draw:layer="layout" draw:type="line" svg:x1="25.272cm" svg:y1="9.1cm" svg:x2="26.562cm" svg:y2="9.099cm" draw:start-shape="id21" draw:start-glue-point="10" draw:end-shape="id22" draw:end-glue-point="3" svg:d="M25272 9100l1290-1" svg:viewBox="0 0 1291 2">
          <text:p/>
        </draw:connector>
        <draw:connector draw:style-name="gr8" draw:text-style-name="P4" draw:layer="layout" draw:type="line" svg:x1="25.273cm" svg:y1="7.3cm" svg:x2="26.562cm" svg:y2="7.299cm" draw:start-shape="id23" draw:start-glue-point="10" draw:end-shape="id24" draw:end-glue-point="3" svg:d="M25273 7300l1289-1" svg:viewBox="0 0 1290 2">
          <text:p/>
        </draw:connector>
        <draw:connector draw:style-name="gr8" draw:text-style-name="P4" draw:layer="layout" draw:type="line" svg:x1="18.771cm" svg:y1="7.3cm" svg:x2="23.225cm" svg:y2="7.299cm" draw:start-shape="id25" draw:start-glue-point="10" draw:end-shape="id26" draw:end-glue-point="3" svg:d="M18771 7300l4454-1" svg:viewBox="0 0 4455 2">
          <text:p/>
        </draw:connector>
        <draw:connector draw:style-name="gr8" draw:text-style-name="P4" draw:layer="layout" draw:type="line" svg:x1="18.772cm" svg:y1="5.5cm" svg:x2="26.562cm" svg:y2="5.499cm" draw:start-shape="id27" draw:start-glue-point="10" draw:end-shape="id28" draw:end-glue-point="3" svg:d="M18772 5500l7790-1" svg:viewBox="0 0 7791 2">
          <text:p/>
        </draw:connector>
        <draw:connector draw:style-name="gr8" draw:text-style-name="P4" draw:layer="layout" draw:type="line" svg:x1="18.773cm" svg:y1="3.7cm" svg:x2="26.562cm" svg:y2="3.699cm" draw:start-shape="id29" draw:start-glue-point="10" draw:end-shape="id30" draw:end-glue-point="3" svg:d="M18773 3700l7789-1" svg:viewBox="0 0 7790 2">
          <text:p/>
        </draw:connector>
        <draw:connector draw:style-name="gr8" draw:text-style-name="P4" draw:layer="layout" draw:type="line" svg:x1="5.274cm" svg:y1="5.5cm" svg:x2="16.725cm" svg:y2="5.499cm" draw:start-shape="id31" draw:start-glue-point="10" draw:end-shape="id32" draw:end-glue-point="3" svg:d="M5274 5500l11451-1" svg:viewBox="0 0 11452 2">
          <text:p/>
        </draw:connector>
        <draw:connector draw:style-name="gr8" draw:text-style-name="P4" draw:layer="layout" draw:type="line" svg:x1="5.273cm" svg:y1="7.3cm" svg:x2="10.025cm" svg:y2="7.299cm" draw:start-shape="id33" draw:start-glue-point="10" draw:end-shape="id34" svg:d="M5273 7300l4752-1" svg:viewBox="0 0 4753 2">
          <text:p/>
        </draw:connector>
        <draw:connector draw:style-name="gr8" draw:text-style-name="P4" draw:layer="layout" draw:type="line" svg:x1="12.072cm" svg:y1="7.3cm" svg:x2="16.725cm" svg:y2="7.299cm" draw:start-shape="id35" draw:start-glue-point="10" draw:end-shape="id36" draw:end-glue-point="3" svg:d="M12072 7300l4653-1" svg:viewBox="0 0 4654 2">
          <text:p/>
        </draw:connector>
        <draw:frame draw:style-name="gr9" draw:text-style-name="P5" draw:layer="layout" svg:width="2.471cm" svg:height="0.962cm" svg:x="0.165cm" svg:y="10.303cm">
          <draw:text-box>
            <text:p>header</text:p>
          </draw:text-box>
        </draw:frame>
        <draw:frame draw:style-name="gr9" draw:text-style-name="P5" draw:layer="layout" svg:width="2.682cm" svg:height="0.962cm" svg:x="26.166cm" svg:y="10.303cm">
          <draw:text-box>
            <text:p>sentinel</text:p>
          </draw:text-box>
        </draw:frame>
        <draw:custom-shape draw:style-name="gr10" draw:text-style-name="P1" draw:layer="layout" svg:width="1.143cm" svg:height="7.188cm" svg:x="0.563cm" svg:y="13.7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3cm" svg:y="13.7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3cm" svg:y="15.5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3cm" svg:y="17.3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3cm" svg:y="19.1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27.663cm" svg:y="13.7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27.663cm" svg:y="15.5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27.663cm" svg:y="17.3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27.663cm" svg:y="19.1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40" draw:id="id40" draw:layer="layout" svg:width="1.702cm" svg:height="5.385cm" svg:x="3.226cm" svg:y="15.60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6cm" svg:y="15.5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6cm" svg:y="17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6cm" svg:y="19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3" draw:id="id43" draw:layer="layout" svg:width="1.702cm" svg:height="1.778cm" svg:x="6.626cm" svg:y="19.197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26cm" svg:y="19.1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10.026cm" svg:y="17.408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6cm" svg:y="17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6cm" svg:y="19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6" draw:id="id46" draw:layer="layout" svg:width="1.702cm" svg:height="1.778cm" svg:x="13.426cm" svg:y="19.197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6cm" svg:y="19.19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02cm" svg:height="7.188cm" svg:x="16.726cm" svg:y="13.797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6cm" svg:y="15.5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6cm" svg:y="17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6cm" svg:y="19.1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9" draw:id="id49" draw:layer="layout" svg:width="1.702cm" svg:height="1.778cm" svg:x="20.026cm" svg:y="19.197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26cm" svg:y="19.1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23.226cm" svg:y="17.397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6cm" svg:y="17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6cm" svg:y="19.1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6cm" svg:y="13.79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37" draw:id="id37" draw:layer="layout" svg:width="0.381cm" svg:height="0.381cm" svg:x="1.733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8" draw:id="id38" draw:layer="layout" svg:width="0.381cm" svg:height="0.381cm" svg:x="1.73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39" draw:id="id39" draw:layer="layout" svg:width="0.381cm" svg:height="0.381cm" svg:x="1.731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1" draw:id="id41" draw:layer="layout" svg:width="0.381cm" svg:height="0.381cm" svg:x="1.73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6" draw:id="id56" draw:layer="layout" svg:width="0.381cm" svg:height="0.381cm" svg:x="4.894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7" draw:id="id57" draw:layer="layout" svg:width="0.381cm" svg:height="0.381cm" svg:x="4.893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2" draw:id="id42" draw:layer="layout" svg:width="0.381cm" svg:height="0.381cm" svg:x="4.892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8" draw:id="id58" draw:layer="layout" svg:width="0.381cm" svg:height="0.381cm" svg:x="11.692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5" draw:id="id45" draw:layer="layout" svg:width="0.381cm" svg:height="0.381cm" svg:x="11.691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4" draw:id="id44" draw:layer="layout" svg:width="0.381cm" svg:height="0.381cm" svg:x="8.29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7" draw:id="id47" draw:layer="layout" svg:width="0.381cm" svg:height="0.381cm" svg:x="15.139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0" draw:id="id50" draw:layer="layout" svg:width="0.381cm" svg:height="0.381cm" svg:x="21.692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2" draw:id="id52" draw:layer="layout" svg:width="0.381cm" svg:height="0.381cm" svg:x="24.893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1" draw:id="id51" draw:layer="layout" svg:width="0.381cm" svg:height="0.381cm" svg:x="24.892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5" draw:id="id55" draw:layer="layout" svg:width="0.381cm" svg:height="0.381cm" svg:x="18.393cm" svg:y="1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4" draw:id="id54" draw:layer="layout" svg:width="0.381cm" svg:height="0.381cm" svg:x="18.39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53" draw:id="id53" draw:layer="layout" svg:width="0.381cm" svg:height="0.381cm" svg:x="18.391cm" svg:y="18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48" draw:id="id48" draw:layer="layout" svg:width="0.381cm" svg:height="0.381cm" svg:x="18.39cm" svg:y="1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4cm" svg:y1="14.687cm" svg:x2="16.726cm" svg:y2="14.686cm" draw:start-shape="id37" draw:start-glue-point="10" svg:d="M2114 14687l14612-1" svg:viewBox="0 0 14613 2">
          <text:p/>
        </draw:connector>
        <draw:connector draw:style-name="gr8" draw:text-style-name="P4" draw:layer="layout" draw:type="line" svg:x1="2.113cm" svg:y1="16.487cm" svg:x2="3.226cm" svg:y2="16.486cm" draw:start-shape="id38" draw:start-glue-point="10" svg:d="M2113 16487l1113-1" svg:viewBox="0 0 1114 2">
          <text:p/>
        </draw:connector>
        <draw:connector draw:style-name="gr8" draw:text-style-name="P4" draw:layer="layout" draw:type="line" svg:x1="2.112cm" svg:y1="18.287cm" svg:x2="3.226cm" svg:y2="18.297cm" draw:start-shape="id39" draw:start-glue-point="10" draw:end-shape="id40" draw:end-glue-point="3" svg:d="M2112 18287l1114 10" svg:viewBox="0 0 1115 11">
          <text:p/>
        </draw:connector>
        <draw:connector draw:style-name="gr8" draw:text-style-name="P4" draw:layer="layout" draw:type="line" svg:x1="2.111cm" svg:y1="20.087cm" svg:x2="3.226cm" svg:y2="20.086cm" draw:start-shape="id41" draw:start-glue-point="10" svg:d="M2111 20087l1115-1" svg:viewBox="0 0 1116 2">
          <text:p/>
        </draw:connector>
        <draw:connector draw:style-name="gr8" draw:text-style-name="P4" draw:layer="layout" draw:type="line" svg:x1="5.273cm" svg:y1="20.087cm" svg:x2="6.626cm" svg:y2="20.086cm" draw:start-shape="id42" draw:start-glue-point="10" draw:end-shape="id43" draw:end-glue-point="3" svg:d="M5273 20087l1353-1" svg:viewBox="0 0 1354 2">
          <text:p/>
        </draw:connector>
        <draw:connector draw:style-name="gr8" draw:text-style-name="P4" draw:layer="layout" draw:type="line" svg:x1="8.671cm" svg:y1="20.087cm" svg:x2="10.026cm" svg:y2="20.086cm" draw:start-shape="id44" draw:start-glue-point="10" svg:d="M8671 20087l1355-1" svg:viewBox="0 0 1356 2">
          <text:p/>
        </draw:connector>
        <draw:connector draw:style-name="gr8" draw:text-style-name="P4" draw:layer="layout" draw:type="line" svg:x1="12.072cm" svg:y1="20.087cm" svg:x2="13.426cm" svg:y2="20.086cm" draw:start-shape="id45" draw:start-glue-point="10" draw:end-shape="id46" draw:end-glue-point="3" svg:d="M12072 20087l1354-1" svg:viewBox="0 0 1355 2">
          <text:p/>
        </draw:connector>
        <draw:connector draw:style-name="gr8" draw:text-style-name="P4" draw:layer="layout" draw:type="line" svg:x1="15.52cm" svg:y1="20.087cm" svg:x2="16.726cm" svg:y2="20.086cm" draw:start-shape="id47" draw:start-glue-point="10" svg:d="M15520 20087l1206-1" svg:viewBox="0 0 1207 2">
          <text:p/>
        </draw:connector>
        <draw:connector draw:style-name="gr8" draw:text-style-name="P4" draw:layer="layout" draw:type="line" svg:x1="18.771cm" svg:y1="20.087cm" svg:x2="20.026cm" svg:y2="20.086cm" draw:start-shape="id48" draw:start-glue-point="10" draw:end-shape="id49" draw:end-glue-point="3" svg:d="M18771 20087l1255-1" svg:viewBox="0 0 1256 2">
          <text:p/>
        </draw:connector>
        <draw:connector draw:style-name="gr8" draw:text-style-name="P4" draw:layer="layout" draw:type="line" svg:x1="22.073cm" svg:y1="20.087cm" svg:x2="23.226cm" svg:y2="20.086cm" draw:start-shape="id50" draw:start-glue-point="10" svg:d="M22073 20087l1153-1" svg:viewBox="0 0 1154 2">
          <text:p/>
        </draw:connector>
        <draw:connector draw:style-name="gr8" draw:text-style-name="P4" draw:layer="layout" draw:type="line" svg:x1="25.273cm" svg:y1="20.087cm" svg:x2="26.563cm" svg:y2="20.086cm" draw:start-shape="id51" draw:start-glue-point="10" svg:d="M25273 20087l1290-1" svg:viewBox="0 0 1291 2">
          <text:p/>
        </draw:connector>
        <draw:connector draw:style-name="gr8" draw:text-style-name="P4" draw:layer="layout" draw:type="line" svg:x1="25.274cm" svg:y1="18.287cm" svg:x2="26.563cm" svg:y2="18.286cm" draw:start-shape="id52" draw:start-glue-point="10" svg:d="M25274 18287l1289-1" svg:viewBox="0 0 1290 2">
          <text:p/>
        </draw:connector>
        <draw:connector draw:style-name="gr8" draw:text-style-name="P4" draw:layer="layout" draw:type="line" svg:x1="18.772cm" svg:y1="18.287cm" svg:x2="23.226cm" svg:y2="18.286cm" draw:start-shape="id53" draw:start-glue-point="10" svg:d="M18772 18287l4454-1" svg:viewBox="0 0 4455 2">
          <text:p/>
        </draw:connector>
        <draw:connector draw:style-name="gr8" draw:text-style-name="P4" draw:layer="layout" draw:type="line" svg:x1="18.773cm" svg:y1="16.487cm" svg:x2="26.563cm" svg:y2="16.486cm" draw:start-shape="id54" draw:start-glue-point="10" svg:d="M18773 16487l7790-1" svg:viewBox="0 0 7791 2">
          <text:p/>
        </draw:connector>
        <draw:connector draw:style-name="gr8" draw:text-style-name="P4" draw:layer="layout" draw:type="line" svg:x1="18.774cm" svg:y1="14.687cm" svg:x2="26.563cm" svg:y2="14.686cm" draw:start-shape="id55" draw:start-glue-point="10" svg:d="M18774 14687l7789-1" svg:viewBox="0 0 7790 2">
          <text:p/>
        </draw:connector>
        <draw:connector draw:style-name="gr8" draw:text-style-name="P4" draw:layer="layout" draw:type="line" svg:x1="5.275cm" svg:y1="16.487cm" svg:x2="16.726cm" svg:y2="16.486cm" draw:start-shape="id56" draw:start-glue-point="10" svg:d="M5275 16487l11451-1" svg:viewBox="0 0 11452 2">
          <text:p/>
        </draw:connector>
        <draw:connector draw:style-name="gr8" draw:text-style-name="P4" draw:layer="layout" draw:type="line" svg:x1="5.274cm" svg:y1="18.287cm" svg:x2="10.026cm" svg:y2="18.286cm" draw:start-shape="id57" draw:start-glue-point="10" svg:d="M5274 18287l4752-1" svg:viewBox="0 0 4753 2">
          <text:p/>
        </draw:connector>
        <draw:connector draw:style-name="gr8" draw:text-style-name="P4" draw:layer="layout" draw:type="line" svg:x1="12.073cm" svg:y1="18.287cm" svg:x2="16.726cm" svg:y2="18.286cm" draw:start-shape="id58" draw:start-glue-point="10" svg:d="M12073 18287l4653-1" svg:viewBox="0 0 4654 2">
          <text:p/>
        </draw:connector>
        <draw:frame draw:style-name="gr9" draw:text-style-name="P5" draw:layer="layout" svg:width="2.471cm" svg:height="0.962cm" svg:x="0.166cm" svg:y="21.29cm">
          <draw:text-box>
            <text:p>header</text:p>
          </draw:text-box>
        </draw:frame>
        <draw:frame draw:style-name="gr9" draw:text-style-name="P5" draw:layer="layout" svg:width="2.682cm" svg:height="0.962cm" svg:x="26.167cm" svg:y="21.29cm">
          <draw:text-box>
            <text:p>sentinel</text:p>
          </draw:text-box>
        </draw:frame>
        <draw:custom-shape draw:style-name="gr19" draw:text-style-name="P1" draw:layer="layout" svg:width="1.143cm" svg:height="7.188cm" svg:x="26.563cm" svg:y="13.79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1" draw:layer="layout" svg:width="1.143cm" svg:height="7.188cm" svg:x="0.564cm" svg:y="1.7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4cm" svg:y="1.7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4cm" svg:y="3.5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4cm" svg:y="5.3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4cm" svg:y="7.1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4cm" svg:y="1.7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4cm" svg:y="3.5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4cm" svg:y="5.38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4cm" svg:y="7.18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62" draw:id="id62" draw:layer="layout" svg:width="1.702cm" svg:height="5.385cm" svg:x="3.227cm" svg:y="3.59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7cm" svg:y="3.5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7cm" svg:y="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7cm" svg:y="7.1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65" draw:id="id65" draw:layer="layout" svg:width="1.702cm" svg:height="1.778cm" svg:x="6.627cm" svg:y="7.18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27cm" svg:y="7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10.027cm" svg:y="5.395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7cm" svg:y="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7cm" svg:y="7.1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68" draw:id="id68" draw:layer="layout" svg:width="1.702cm" svg:height="1.778cm" svg:x="13.427cm" svg:y="7.18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7cm" svg:y="7.18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02cm" svg:height="7.188cm" svg:x="16.727cm" svg:y="1.78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7cm" svg:y="3.5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7cm" svg:y="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7cm" svg:y="7.1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71" draw:id="id71" draw:layer="layout" svg:width="1.702cm" svg:height="1.778cm" svg:x="20.027cm" svg:y="7.184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27cm" svg:y="7.18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23.227cm" svg:y="5.384cm">
          <text:p text:style-name="P2">7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7cm" svg:y="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7cm" svg:y="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7cm" svg:y="1.7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59" draw:id="id59" draw:layer="layout" svg:width="0.381cm" svg:height="0.381cm" svg:x="1.734cm" svg:y="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0" draw:id="id60" draw:layer="layout" svg:width="0.381cm" svg:height="0.381cm" svg:x="1.73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1" draw:id="id61" draw:layer="layout" svg:width="0.381cm" svg:height="0.381cm" svg:x="1.732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3" draw:id="id63" draw:layer="layout" svg:width="0.381cm" svg:height="0.381cm" svg:x="1.731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8" draw:id="id78" draw:layer="layout" svg:width="0.381cm" svg:height="0.381cm" svg:x="4.89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9" draw:id="id79" draw:layer="layout" svg:width="0.381cm" svg:height="0.381cm" svg:x="4.894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4" draw:id="id64" draw:layer="layout" svg:width="0.381cm" svg:height="0.381cm" svg:x="4.893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80" draw:id="id80" draw:layer="layout" svg:width="0.381cm" svg:height="0.381cm" svg:x="11.693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7" draw:id="id67" draw:layer="layout" svg:width="0.381cm" svg:height="0.381cm" svg:x="11.692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6" draw:id="id66" draw:layer="layout" svg:width="0.381cm" svg:height="0.381cm" svg:x="8.291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69" draw:id="id69" draw:layer="layout" svg:width="0.381cm" svg:height="0.381cm" svg:x="15.14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2" draw:id="id72" draw:layer="layout" svg:width="0.381cm" svg:height="0.381cm" svg:x="21.693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4" draw:id="id74" draw:layer="layout" svg:width="0.381cm" svg:height="0.381cm" svg:x="24.894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3" draw:id="id73" draw:layer="layout" svg:width="0.381cm" svg:height="0.381cm" svg:x="24.893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7" draw:id="id77" draw:layer="layout" svg:width="0.381cm" svg:height="0.381cm" svg:x="18.394cm" svg:y="2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6" draw:id="id76" draw:layer="layout" svg:width="0.381cm" svg:height="0.381cm" svg:x="18.393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5" draw:id="id75" draw:layer="layout" svg:width="0.381cm" svg:height="0.381cm" svg:x="18.392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70" draw:id="id70" draw:layer="layout" svg:width="0.381cm" svg:height="0.381cm" svg:x="18.391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2.115cm" svg:y1="2.674cm" svg:x2="16.727cm" svg:y2="2.673cm" draw:start-shape="id59" draw:start-glue-point="10" svg:d="M2115 2674l14612-1" svg:viewBox="0 0 14613 2">
          <text:p text:style-name="P2"/>
        </draw:connector>
        <draw:connector draw:style-name="gr8" draw:text-style-name="P4" draw:layer="layout" draw:type="line" svg:x1="2.114cm" svg:y1="4.474cm" svg:x2="3.227cm" svg:y2="4.473cm" draw:start-shape="id60" draw:start-glue-point="10" svg:d="M2114 4474l1113-1" svg:viewBox="0 0 1114 2">
          <text:p/>
        </draw:connector>
        <draw:connector draw:style-name="gr8" draw:text-style-name="P4" draw:layer="layout" draw:type="line" svg:x1="2.113cm" svg:y1="6.274cm" svg:x2="3.227cm" svg:y2="6.284cm" draw:start-shape="id61" draw:start-glue-point="10" draw:end-shape="id62" draw:end-glue-point="3" svg:d="M2113 6274l1114 10" svg:viewBox="0 0 1115 11">
          <text:p/>
        </draw:connector>
        <draw:connector draw:style-name="gr8" draw:text-style-name="P4" draw:layer="layout" draw:type="line" svg:x1="2.112cm" svg:y1="8.074cm" svg:x2="3.227cm" svg:y2="8.073cm" draw:start-shape="id63" draw:start-glue-point="10" svg:d="M2112 8074l1115-1" svg:viewBox="0 0 1116 2">
          <text:p/>
        </draw:connector>
        <draw:connector draw:style-name="gr8" draw:text-style-name="P4" draw:layer="layout" draw:type="line" svg:x1="5.274cm" svg:y1="8.074cm" svg:x2="6.627cm" svg:y2="8.073cm" draw:start-shape="id64" draw:start-glue-point="10" draw:end-shape="id65" draw:end-glue-point="3" svg:d="M5274 8074l1353-1" svg:viewBox="0 0 1354 2">
          <text:p/>
        </draw:connector>
        <draw:connector draw:style-name="gr8" draw:text-style-name="P4" draw:layer="layout" draw:type="line" svg:x1="8.672cm" svg:y1="8.074cm" svg:x2="10.027cm" svg:y2="8.073cm" draw:start-shape="id66" draw:start-glue-point="10" svg:d="M8672 8074l1355-1" svg:viewBox="0 0 1356 2">
          <text:p/>
        </draw:connector>
        <draw:connector draw:style-name="gr8" draw:text-style-name="P4" draw:layer="layout" draw:type="line" svg:x1="12.073cm" svg:y1="8.074cm" svg:x2="13.427cm" svg:y2="8.073cm" draw:start-shape="id67" draw:start-glue-point="10" draw:end-shape="id68" draw:end-glue-point="3" svg:d="M12073 8074l1354-1" svg:viewBox="0 0 1355 2">
          <text:p/>
        </draw:connector>
        <draw:connector draw:style-name="gr8" draw:text-style-name="P4" draw:layer="layout" draw:type="line" svg:x1="15.521cm" svg:y1="8.074cm" svg:x2="16.727cm" svg:y2="8.073cm" draw:start-shape="id69" draw:start-glue-point="10" svg:d="M15521 8074l1206-1" svg:viewBox="0 0 1207 2">
          <text:p/>
        </draw:connector>
        <draw:connector draw:style-name="gr21" draw:text-style-name="P4" draw:layer="layout" draw:type="line" svg:x1="18.772cm" svg:y1="8.074cm" svg:x2="20.027cm" svg:y2="8.073cm" draw:start-shape="id70" draw:start-glue-point="10" draw:end-shape="id71" draw:end-glue-point="3" svg:d="M18772 8074l1255-1" svg:viewBox="0 0 1256 2">
          <text:p/>
        </draw:connector>
        <draw:connector draw:style-name="gr8" draw:text-style-name="P4" draw:layer="layout" draw:type="line" svg:x1="22.074cm" svg:y1="8.074cm" svg:x2="23.227cm" svg:y2="8.073cm" draw:start-shape="id72" draw:start-glue-point="10" svg:d="M22074 8074l1153-1" svg:viewBox="0 0 1154 2">
          <text:p/>
        </draw:connector>
        <draw:connector draw:style-name="gr8" draw:text-style-name="P4" draw:layer="layout" draw:type="line" svg:x1="25.274cm" svg:y1="8.074cm" svg:x2="26.564cm" svg:y2="8.073cm" draw:start-shape="id73" draw:start-glue-point="10" svg:d="M25274 8074l1290-1" svg:viewBox="0 0 1291 2">
          <text:p/>
        </draw:connector>
        <draw:connector draw:style-name="gr8" draw:text-style-name="P4" draw:layer="layout" draw:type="line" svg:x1="25.275cm" svg:y1="6.274cm" svg:x2="29.829cm" svg:y2="6.273cm" draw:start-shape="id74" draw:start-glue-point="10" svg:d="M25275 6274l4554-1" svg:viewBox="0 0 4555 2">
          <text:p/>
        </draw:connector>
        <draw:connector draw:style-name="gr22" draw:text-style-name="P6" draw:layer="layout" draw:type="line" svg:x1="18.773cm" svg:y1="6.274cm" svg:x2="23.227cm" svg:y2="6.273cm" draw:start-shape="id75" draw:start-glue-point="10" svg:d="M18773 6274l4454-1" svg:viewBox="0 0 4455 2">
          <text:p/>
        </draw:connector>
        <draw:connector draw:style-name="gr22" draw:text-style-name="P6" draw:layer="layout" draw:type="line" svg:x1="18.774cm" svg:y1="4.474cm" svg:x2="29.829cm" svg:y2="4.473cm" draw:start-shape="id76" draw:start-glue-point="10" svg:d="M18774 4474l11055-1" svg:viewBox="0 0 11056 2">
          <text:p/>
        </draw:connector>
        <draw:connector draw:style-name="gr22" draw:text-style-name="P6" draw:layer="layout" draw:type="line" svg:x1="18.775cm" svg:y1="2.674cm" svg:x2="36.235cm" svg:y2="2.702cm" draw:start-shape="id77" draw:start-glue-point="10" svg:d="M18775 2674l17460 28" svg:viewBox="0 0 17461 29">
          <text:p/>
        </draw:connector>
        <draw:connector draw:style-name="gr8" draw:text-style-name="P4" draw:layer="layout" draw:type="line" svg:x1="5.276cm" svg:y1="4.474cm" svg:x2="16.727cm" svg:y2="4.473cm" draw:start-shape="id78" draw:start-glue-point="10" svg:d="M5276 4474l11451-1" svg:viewBox="0 0 11452 2">
          <text:p/>
        </draw:connector>
        <draw:connector draw:style-name="gr8" draw:text-style-name="P4" draw:layer="layout" draw:type="line" svg:x1="5.275cm" svg:y1="6.274cm" svg:x2="10.027cm" svg:y2="6.273cm" draw:start-shape="id79" draw:start-glue-point="10" svg:d="M5275 6274l4752-1" svg:viewBox="0 0 4753 2">
          <text:p/>
        </draw:connector>
        <draw:connector draw:style-name="gr8" draw:text-style-name="P4" draw:layer="layout" draw:type="line" svg:x1="12.074cm" svg:y1="6.274cm" svg:x2="16.727cm" svg:y2="6.273cm" draw:start-shape="id80" draw:start-glue-point="10" svg:d="M12074 6274l4653-1" svg:viewBox="0 0 4654 2">
          <text:p/>
        </draw:connector>
        <draw:frame draw:style-name="gr9" draw:text-style-name="P5" draw:layer="layout" svg:width="2.471cm" svg:height="0.962cm" svg:x="0.167cm" svg:y="9.277cm">
          <draw:text-box>
            <text:p>header</text:p>
          </draw:text-box>
        </draw:frame>
        <draw:frame draw:style-name="gr9" draw:text-style-name="P5" draw:layer="layout" svg:width="2.682cm" svg:height="0.962cm" svg:x="35.868cm" svg:y="9.277cm">
          <draw:text-box>
            <text:p>sentinel</text:p>
          </draw:text-box>
        </draw:frame>
        <draw:custom-shape draw:style-name="gr19" draw:text-style-name="P1" draw:layer="layout" svg:width="1.143cm" svg:height="7.188cm" svg:x="36.264cm" svg:y="1.784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" svg:x1="1.394cm" svg:y1="3.068cm" svg:x2="17.385cm" svg:y2="3.069cm" svg:d="M1394 3068l15991 1" svg:viewBox="0 0 15992 2">
          <text:p/>
        </draw:connector>
        <draw:connector draw:style-name="gr23" draw:text-style-name="P4" draw:layer="layout" draw:type="line" svg:x1="17.639cm" svg:y1="3.323cm" svg:x2="17.639cm" svg:y2="8.315cm" svg:d="M17639 3323v4992" svg:viewBox="0 0 1 4993">
          <text:p/>
        </draw:connector>
        <draw:connector draw:style-name="gr23" draw:text-style-name="P4" draw:layer="layout" draw:type="line" svg:x1="17.893cm" svg:y1="8.569cm" svg:x2="20.585cm" svg:y2="8.569cm" svg:d="M17893 8569h2692" svg:viewBox="0 0 2693 1">
          <text:p/>
        </draw:connector>
        <draw:custom-shape draw:style-name="gr13" draw:text-style-name="P1" draw:layer="layout" svg:width="1.702cm" svg:height="5.385cm" svg:x="29.727cm" svg:y="3.592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7cm" svg:y="3.5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7cm" svg:y="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7cm" svg:y="7.1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395cm" svg:y="4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4cm" svg:y="6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3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702cm" svg:height="1.778cm" svg:x="26.527cm" svg:y="7.184cm">
          <text:p text:style-name="P2">87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8.127cm" svg:y="7.1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81" draw:id="id81" draw:layer="layout" svg:width="0.381cm" svg:height="0.381cm" svg:x="28.24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21cm" svg:y1="8.074cm" svg:x2="29.796cm" svg:y2="8.051cm" draw:start-shape="id81" draw:start-glue-point="10" svg:d="M28621 8074l1175-23" svg:viewBox="0 0 1176 24">
          <text:p/>
        </draw:connector>
        <draw:connector draw:style-name="gr8" draw:text-style-name="P4" draw:layer="layout" draw:type="line" svg:x1="31.761cm" svg:y1="8.074cm" svg:x2="33.051cm" svg:y2="8.073cm" svg:d="M31761 8074l1290-1" svg:viewBox="0 0 1291 2">
          <text:p/>
        </draw:connector>
        <draw:custom-shape draw:style-name="gr15" draw:text-style-name="P1" draw:layer="layout" svg:width="1.702cm" svg:height="1.778cm" svg:x="33.014cm" svg:y="7.184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14cm" svg:y="7.18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82" draw:id="id82" draw:layer="layout" svg:width="0.381cm" svg:height="0.381cm" svg:x="34.727cm" svg:y="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5.108cm" svg:y1="8.074cm" svg:x2="36.283cm" svg:y2="8.051cm" draw:start-shape="id82" draw:start-glue-point="10" svg:d="M35108 8074l1175-23" svg:viewBox="0 0 1176 24">
          <text:p/>
        </draw:connector>
        <draw:connector draw:style-name="gr8" draw:text-style-name="P4" draw:layer="layout" draw:type="line" svg:x1="31.661cm" svg:y1="6.274cm" svg:x2="36.314cm" svg:y2="6.273cm" svg:d="M31661 6274l4653-1" svg:viewBox="0 0 4654 2">
          <text:p/>
        </draw:connector>
        <draw:connector draw:style-name="gr8" draw:text-style-name="P4" draw:layer="layout" draw:type="line" svg:x1="31.648cm" svg:y1="4.474cm" svg:x2="36.301cm" svg:y2="4.473cm" svg:d="M31648 4474l4653-1" svg:viewBox="0 0 4654 2">
          <text:p/>
        </draw:connector>
        <draw:frame draw:style-name="gr9" draw:text-style-name="P8" draw:layer="layout" svg:width="2.987cm" svg:height="0.962cm" svg:x="7.631cm" svg:y="1.716cm">
          <draw:text-box>
            <text:p text:style-name="P7">71 &lt; 31?</text:p>
          </draw:text-box>
        </draw:frame>
        <draw:frame draw:style-name="gr9" draw:text-style-name="P8" draw:layer="layout" svg:width="2.991cm" svg:height="0.962cm" svg:x="26.432cm" svg:y="1.616cm">
          <draw:text-box>
            <text:p text:style-name="P7">71 &lt; Inf?</text:p>
          </draw:text-box>
        </draw:frame>
        <draw:frame draw:style-name="gr9" draw:text-style-name="P8" draw:layer="layout" svg:width="2.987cm" svg:height="0.962cm" svg:x="22.833cm" svg:y="3.316cm">
          <draw:text-box>
            <text:p text:style-name="P7">71 &lt; 91?</text:p>
          </draw:text-box>
        </draw:frame>
        <draw:frame draw:style-name="gr9" draw:text-style-name="P8" draw:layer="layout" svg:width="2.987cm" svg:height="0.962cm" svg:x="19.534cm" svg:y="5.116cm">
          <draw:text-box>
            <text:p text:style-name="P7">71 &lt; 96?</text:p>
          </draw:text-box>
        </draw:frame>
        <draw:custom-shape draw:style-name="gr10" draw:text-style-name="P1" draw:layer="layout" svg:width="1.143cm" svg:height="7.188cm" svg:x="0.565cm" svg:y="11.7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5cm" svg:y="11.7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5cm" svg:y="13.5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5cm" svg:y="15.3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5cm" svg:y="17.1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5cm" svg:y="11.7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5cm" svg:y="13.5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5cm" svg:y="15.3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5cm" svg:y="17.1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86" draw:id="id86" draw:layer="layout" svg:width="1.702cm" svg:height="5.385cm" svg:x="3.228cm" svg:y="13.59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8cm" svg:y="13.5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8cm" svg:y="15.3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8cm" svg:y="17.1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89" draw:id="id89" draw:layer="layout" svg:width="1.702cm" svg:height="1.778cm" svg:x="6.628cm" svg:y="17.185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28cm" svg:y="17.1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10.028cm" svg:y="15.396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8cm" svg:y="15.3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8cm" svg:y="17.1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92" draw:id="id92" draw:layer="layout" svg:width="1.702cm" svg:height="1.778cm" svg:x="13.428cm" svg:y="17.185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8cm" svg:y="17.1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702cm" svg:height="7.188cm" svg:x="16.728cm" svg:y="11.785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8cm" svg:y="13.5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8cm" svg:y="15.3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8cm" svg:y="17.1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95" draw:id="id95" draw:layer="layout" svg:width="1.702cm" svg:height="1.778cm" svg:x="20.028cm" svg:y="17.185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28cm" svg:y="17.1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02cm" svg:height="3.581cm" svg:x="23.228cm" svg:y="15.385cm">
          <text:p text:style-name="P2">7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8cm" svg:y="15.3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8cm" svg:y="17.1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8cm" svg:y="11.7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83" draw:id="id83" draw:layer="layout" svg:width="0.381cm" svg:height="0.381cm" svg:x="1.735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84" draw:id="id84" draw:layer="layout" svg:width="0.381cm" svg:height="0.381cm" svg:x="1.734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85" draw:id="id85" draw:layer="layout" svg:width="0.381cm" svg:height="0.381cm" svg:x="1.733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87" draw:id="id87" draw:layer="layout" svg:width="0.381cm" svg:height="0.381cm" svg:x="1.732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2" draw:id="id102" draw:layer="layout" svg:width="0.381cm" svg:height="0.381cm" svg:x="4.89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3" draw:id="id103" draw:layer="layout" svg:width="0.381cm" svg:height="0.381cm" svg:x="4.895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88" draw:id="id88" draw:layer="layout" svg:width="0.381cm" svg:height="0.381cm" svg:x="4.894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4" draw:id="id104" draw:layer="layout" svg:width="0.381cm" svg:height="0.381cm" svg:x="11.694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1" draw:id="id91" draw:layer="layout" svg:width="0.381cm" svg:height="0.381cm" svg:x="11.693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0" draw:id="id90" draw:layer="layout" svg:width="0.381cm" svg:height="0.381cm" svg:x="8.292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3" draw:id="id93" draw:layer="layout" svg:width="0.381cm" svg:height="0.381cm" svg:x="15.141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6" draw:id="id96" draw:layer="layout" svg:width="0.381cm" svg:height="0.381cm" svg:x="21.694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8" draw:id="id98" draw:layer="layout" svg:width="0.381cm" svg:height="0.381cm" svg:x="24.895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7" draw:id="id97" draw:layer="layout" svg:width="0.381cm" svg:height="0.381cm" svg:x="24.894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1" draw:id="id101" draw:layer="layout" svg:width="0.381cm" svg:height="0.381cm" svg:x="18.395cm" svg:y="12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0" draw:id="id100" draw:layer="layout" svg:width="0.381cm" svg:height="0.381cm" svg:x="18.394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9" draw:id="id99" draw:layer="layout" svg:width="0.381cm" svg:height="0.381cm" svg:x="18.393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94" draw:id="id94" draw:layer="layout" svg:width="0.381cm" svg:height="0.381cm" svg:x="18.392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2.116cm" svg:y1="12.675cm" svg:x2="16.728cm" svg:y2="12.674cm" draw:start-shape="id83" draw:start-glue-point="10" svg:d="M2116 12675l14612-1" svg:viewBox="0 0 14613 2">
          <text:p/>
        </draw:connector>
        <draw:connector draw:style-name="gr8" draw:text-style-name="P4" draw:layer="layout" draw:type="line" svg:x1="2.115cm" svg:y1="14.475cm" svg:x2="3.228cm" svg:y2="14.474cm" draw:start-shape="id84" draw:start-glue-point="10" svg:d="M2115 14475l1113-1" svg:viewBox="0 0 1114 2">
          <text:p/>
        </draw:connector>
        <draw:connector draw:style-name="gr8" draw:text-style-name="P4" draw:layer="layout" draw:type="line" svg:x1="2.114cm" svg:y1="16.275cm" svg:x2="3.228cm" svg:y2="16.285cm" draw:start-shape="id85" draw:start-glue-point="10" draw:end-shape="id86" draw:end-glue-point="3" svg:d="M2114 16275l1114 10" svg:viewBox="0 0 1115 11">
          <text:p/>
        </draw:connector>
        <draw:connector draw:style-name="gr8" draw:text-style-name="P4" draw:layer="layout" draw:type="line" svg:x1="2.113cm" svg:y1="18.075cm" svg:x2="3.228cm" svg:y2="18.074cm" draw:start-shape="id87" draw:start-glue-point="10" svg:d="M2113 18075l1115-1" svg:viewBox="0 0 1116 2">
          <text:p/>
        </draw:connector>
        <draw:connector draw:style-name="gr8" draw:text-style-name="P4" draw:layer="layout" draw:type="line" svg:x1="5.275cm" svg:y1="18.075cm" svg:x2="6.628cm" svg:y2="18.074cm" draw:start-shape="id88" draw:start-glue-point="10" draw:end-shape="id89" draw:end-glue-point="3" svg:d="M5275 18075l1353-1" svg:viewBox="0 0 1354 2">
          <text:p/>
        </draw:connector>
        <draw:connector draw:style-name="gr8" draw:text-style-name="P4" draw:layer="layout" draw:type="line" svg:x1="8.673cm" svg:y1="18.075cm" svg:x2="10.028cm" svg:y2="18.074cm" draw:start-shape="id90" draw:start-glue-point="10" svg:d="M8673 18075l1355-1" svg:viewBox="0 0 1356 2">
          <text:p/>
        </draw:connector>
        <draw:connector draw:style-name="gr8" draw:text-style-name="P4" draw:layer="layout" draw:type="line" svg:x1="12.074cm" svg:y1="18.075cm" svg:x2="13.428cm" svg:y2="18.074cm" draw:start-shape="id91" draw:start-glue-point="10" draw:end-shape="id92" draw:end-glue-point="3" svg:d="M12074 18075l1354-1" svg:viewBox="0 0 1355 2">
          <text:p/>
        </draw:connector>
        <draw:connector draw:style-name="gr8" draw:text-style-name="P4" draw:layer="layout" draw:type="line" svg:x1="15.522cm" svg:y1="18.075cm" svg:x2="16.728cm" svg:y2="18.074cm" draw:start-shape="id93" draw:start-glue-point="10" svg:d="M15522 18075l1206-1" svg:viewBox="0 0 1207 2">
          <text:p/>
        </draw:connector>
        <draw:connector draw:style-name="gr8" draw:text-style-name="P4" draw:layer="layout" draw:type="line" svg:x1="18.773cm" svg:y1="18.075cm" svg:x2="20.028cm" svg:y2="18.074cm" draw:start-shape="id94" draw:start-glue-point="10" draw:end-shape="id95" draw:end-glue-point="3" svg:d="M18773 18075l1255-1" svg:viewBox="0 0 1256 2">
          <text:p/>
        </draw:connector>
        <draw:connector draw:style-name="gr8" draw:text-style-name="P4" draw:layer="layout" draw:type="line" svg:x1="22.075cm" svg:y1="18.075cm" svg:x2="23.228cm" svg:y2="18.074cm" draw:start-shape="id96" draw:start-glue-point="10" svg:d="M22075 18075l1153-1" svg:viewBox="0 0 1154 2">
          <text:p/>
        </draw:connector>
        <draw:connector draw:style-name="gr8" draw:text-style-name="P4" draw:layer="layout" draw:type="line" svg:x1="25.275cm" svg:y1="18.075cm" svg:x2="26.565cm" svg:y2="18.074cm" draw:start-shape="id97" draw:start-glue-point="10" svg:d="M25275 18075l1290-1" svg:viewBox="0 0 1291 2">
          <text:p/>
        </draw:connector>
        <draw:connector draw:style-name="gr8" draw:text-style-name="P4" draw:layer="layout" draw:type="line" svg:x1="25.276cm" svg:y1="16.275cm" svg:x2="29.83cm" svg:y2="16.274cm" draw:start-shape="id98" draw:start-glue-point="10" svg:d="M25276 16275l4554-1" svg:viewBox="0 0 4555 2">
          <text:p/>
        </draw:connector>
        <draw:connector draw:style-name="gr24" draw:text-style-name="P6" draw:layer="layout" draw:type="line" svg:x1="18.774cm" svg:y1="16.275cm" svg:x2="23.228cm" svg:y2="16.274cm" draw:start-shape="id99" draw:start-glue-point="10" svg:d="M18774 16275l4454-1" svg:viewBox="0 0 4455 2">
          <text:p/>
        </draw:connector>
        <draw:connector draw:style-name="gr22" draw:text-style-name="P6" draw:layer="layout" draw:type="line" svg:x1="18.775cm" svg:y1="14.475cm" svg:x2="29.83cm" svg:y2="14.474cm" draw:start-shape="id100" draw:start-glue-point="10" svg:d="M18775 14475l11055-1" svg:viewBox="0 0 11056 2">
          <text:p/>
        </draw:connector>
        <draw:connector draw:style-name="gr22" draw:text-style-name="P6" draw:layer="layout" draw:type="line" svg:x1="18.776cm" svg:y1="12.675cm" svg:x2="36.236cm" svg:y2="12.703cm" draw:start-shape="id101" draw:start-glue-point="10" svg:d="M18776 12675l17460 28" svg:viewBox="0 0 17461 29">
          <text:p/>
        </draw:connector>
        <draw:connector draw:style-name="gr8" draw:text-style-name="P4" draw:layer="layout" draw:type="line" svg:x1="5.277cm" svg:y1="14.475cm" svg:x2="16.728cm" svg:y2="14.474cm" draw:start-shape="id102" draw:start-glue-point="10" svg:d="M5277 14475l11451-1" svg:viewBox="0 0 11452 2">
          <text:p/>
        </draw:connector>
        <draw:connector draw:style-name="gr8" draw:text-style-name="P4" draw:layer="layout" draw:type="line" svg:x1="5.276cm" svg:y1="16.275cm" svg:x2="10.028cm" svg:y2="16.274cm" draw:start-shape="id103" draw:start-glue-point="10" svg:d="M5276 16275l4752-1" svg:viewBox="0 0 4753 2">
          <text:p/>
        </draw:connector>
        <draw:connector draw:style-name="gr8" draw:text-style-name="P4" draw:layer="layout" draw:type="line" svg:x1="12.075cm" svg:y1="16.275cm" svg:x2="16.728cm" svg:y2="16.274cm" draw:start-shape="id104" draw:start-glue-point="10" svg:d="M12075 16275l4653-1" svg:viewBox="0 0 4654 2">
          <text:p/>
        </draw:connector>
        <draw:frame draw:style-name="gr9" draw:text-style-name="P5" draw:layer="layout" svg:width="2.471cm" svg:height="0.962cm" svg:x="0.168cm" svg:y="19.278cm">
          <draw:text-box>
            <text:p>header</text:p>
          </draw:text-box>
        </draw:frame>
        <draw:frame draw:style-name="gr9" draw:text-style-name="P5" draw:layer="layout" svg:width="2.682cm" svg:height="0.962cm" svg:x="35.869cm" svg:y="19.278cm">
          <draw:text-box>
            <text:p>sentinel</text:p>
          </draw:text-box>
        </draw:frame>
        <draw:custom-shape draw:style-name="gr19" draw:text-style-name="P1" draw:layer="layout" svg:width="1.143cm" svg:height="7.188cm" svg:x="36.265cm" svg:y="11.785cm">
          <text:p/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" svg:x1="1.395cm" svg:y1="13.069cm" svg:x2="17.386cm" svg:y2="13.07cm" svg:d="M1395 13069l15991 1" svg:viewBox="0 0 15992 2">
          <text:p/>
        </draw:connector>
        <draw:custom-shape draw:style-name="gr13" draw:text-style-name="P1" draw:layer="layout" svg:width="1.702cm" svg:height="5.385cm" svg:x="29.728cm" svg:y="13.593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8cm" svg:y="13.5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8cm" svg:y="15.3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8cm" svg:y="17.1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396cm" svg:y="14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5cm" svg:y="16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4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702cm" svg:height="1.778cm" svg:x="26.528cm" svg:y="17.185cm">
          <text:p text:style-name="P2">87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8.128cm" svg:y="17.1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05" draw:id="id105" draw:layer="layout" svg:width="0.381cm" svg:height="0.381cm" svg:x="28.241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22cm" svg:y1="18.075cm" svg:x2="29.797cm" svg:y2="18.052cm" draw:start-shape="id105" draw:start-glue-point="10" svg:d="M28622 18075l1175-23" svg:viewBox="0 0 1176 24">
          <text:p/>
        </draw:connector>
        <draw:connector draw:style-name="gr21" draw:text-style-name="P4" draw:layer="layout" draw:type="line" svg:x1="31.762cm" svg:y1="18.075cm" svg:x2="33.052cm" svg:y2="18.074cm" svg:d="M31762 18075l1290-1" svg:viewBox="0 0 1291 2">
          <text:p/>
        </draw:connector>
        <draw:custom-shape draw:style-name="gr15" draw:text-style-name="P1" draw:layer="layout" svg:width="1.702cm" svg:height="1.778cm" svg:x="33.015cm" svg:y="17.185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15cm" svg:y="17.1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06" draw:id="id106" draw:layer="layout" svg:width="0.381cm" svg:height="0.381cm" svg:x="34.728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5.109cm" svg:y1="18.075cm" svg:x2="36.284cm" svg:y2="18.052cm" draw:start-shape="id106" draw:start-glue-point="10" svg:d="M35109 18075l1175-23" svg:viewBox="0 0 1176 24">
          <text:p/>
        </draw:connector>
        <draw:connector draw:style-name="gr21" draw:text-style-name="P4" draw:layer="layout" draw:type="line" svg:x1="31.662cm" svg:y1="16.275cm" svg:x2="36.315cm" svg:y2="16.274cm" svg:d="M31662 16275l4653-1" svg:viewBox="0 0 4654 2">
          <text:p/>
        </draw:connector>
        <draw:connector draw:style-name="gr21" draw:text-style-name="P4" draw:layer="layout" draw:type="line" svg:x1="31.649cm" svg:y1="14.475cm" svg:x2="36.302cm" svg:y2="14.474cm" svg:d="M31649 14475l4653-1" svg:viewBox="0 0 4654 2">
          <text:p/>
        </draw:connector>
        <draw:frame draw:style-name="gr9" draw:text-style-name="P8" draw:layer="layout" svg:width="2.987cm" svg:height="0.962cm" svg:x="7.632cm" svg:y="11.717cm">
          <draw:text-box>
            <text:p text:style-name="P7">96 &lt; 31?</text:p>
          </draw:text-box>
        </draw:frame>
        <draw:frame draw:style-name="gr9" draw:text-style-name="P8" draw:layer="layout" svg:width="2.991cm" svg:height="0.962cm" svg:x="26.433cm" svg:y="11.617cm">
          <draw:text-box>
            <text:p text:style-name="P7">96 &lt; Inf?</text:p>
          </draw:text-box>
        </draw:frame>
        <draw:frame draw:style-name="gr9" draw:text-style-name="P8" draw:layer="layout" svg:width="2.987cm" svg:height="0.962cm" svg:x="22.834cm" svg:y="13.317cm">
          <draw:text-box>
            <text:p text:style-name="P7">96 &lt; 91?</text:p>
          </draw:text-box>
        </draw:frame>
        <draw:frame draw:style-name="gr9" draw:text-style-name="P8" draw:layer="layout" svg:width="2.987cm" svg:height="0.962cm" svg:x="32.536cm" svg:y="15.117cm">
          <draw:text-box>
            <text:p text:style-name="P7">71 &lt; 96?</text:p>
          </draw:text-box>
        </draw:frame>
        <draw:frame draw:style-name="gr9" draw:text-style-name="P8" draw:layer="layout" svg:width="2.987cm" svg:height="0.962cm" svg:x="32.537cm" svg:y="15.117cm">
          <draw:text-box>
            <text:p text:style-name="P7">71 &lt; 96?</text:p>
          </draw:text-box>
        </draw:frame>
        <draw:frame draw:style-name="gr9" draw:text-style-name="P8" draw:layer="layout" svg:width="2.987cm" svg:height="0.962cm" svg:x="32.535cm" svg:y="13.317cm">
          <draw:text-box>
            <text:p text:style-name="P7">96 &lt; 91?</text:p>
          </draw:text-box>
        </draw:frame>
        <draw:connector draw:style-name="gr25" draw:text-style-name="P9" draw:layer="layout" draw:type="line" svg:x1="17.607cm" svg:y1="13.328cm" svg:x2="17.608cm" svg:y2="14.821cm" svg:d="M17607 13328l1 1493" svg:viewBox="0 0 2 1494">
          <text:p/>
        </draw:connector>
        <draw:connector draw:style-name="gr25" draw:text-style-name="P9" draw:layer="layout" draw:type="line" svg:x1="17.862cm" svg:y1="15.075cm" svg:x2="30.354cm" svg:y2="15.074cm" svg:d="M17862 15075l12492-1" svg:viewBox="0 0 12493 2">
          <text:p/>
        </draw:connector>
        <draw:connector draw:style-name="gr25" draw:text-style-name="P9" draw:layer="layout" draw:type="line" svg:x1="30.608cm" svg:y1="15.328cm" svg:x2="30.608cm" svg:y2="18.22cm" svg:d="M30608 15328v2892" svg:viewBox="0 0 1 2893">
          <text:p/>
        </draw:connector>
        <draw:connector draw:style-name="gr25" draw:text-style-name="P9" draw:layer="layout" draw:type="line" svg:x1="30.862cm" svg:y1="18.474cm" svg:x2="33.554cm" svg:y2="18.474cm" svg:d="M30862 18474h2692" svg:viewBox="0 0 2693 1">
          <text:p/>
        </draw:connector>
      </draw:page>
      <draw:page draw:name="page3" draw:style-name="dp1" draw:master-page-name="Default">
        <draw:custom-shape draw:style-name="gr10" draw:text-style-name="P1" draw:layer="layout" svg:width="1.143cm" svg:height="7.188cm" svg:x="0.566cm" svg:y="1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6cm" svg:y="1.5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6cm" svg:y="3.3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6cm" svg:y="5.1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6cm" svg:y="6.9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6cm" svg:y="1.5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6cm" svg:y="3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6cm" svg:y="5.1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6cm" svg:y="6.98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29cm" svg:y="5.191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29cm" svg:y="5.1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29cm" svg:y="6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09" draw:id="id109" draw:layer="layout" svg:width="1.702cm" svg:height="1.778cm" svg:x="6.629cm" svg:y="6.986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29cm" svg:y="6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29cm" svg:y="6.99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29cm" svg:y="6.98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46cm" svg:y="1.61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9cm" svg:y="6.98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29cm" svg:y="6.99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29cm" svg:y="6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29cm" svg:y="3.388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29cm" svg:y="6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29cm" svg:y="6.969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29cm" svg:y="6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36cm" svg:y="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5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4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7" draw:id="id107" draw:layer="layout" svg:width="0.381cm" svg:height="0.381cm" svg:x="1.733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8" draw:id="id118" draw:layer="layout" svg:width="0.381cm" svg:height="0.381cm" svg:x="4.896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08" draw:id="id108" draw:layer="layout" svg:width="0.381cm" svg:height="0.381cm" svg:x="4.895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4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0" draw:id="id110" draw:layer="layout" svg:width="0.381cm" svg:height="0.381cm" svg:x="8.293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1" draw:id="id111" draw:layer="layout" svg:width="0.381cm" svg:height="0.381cm" svg:x="15.142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2" draw:id="id112" draw:layer="layout" svg:width="0.381cm" svg:height="0.381cm" svg:x="21.695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3" draw:id="id113" draw:layer="layout" svg:width="0.381cm" svg:height="0.381cm" svg:x="24.895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3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4cm" svg:y1="7.876cm" svg:x2="3.229cm" svg:y2="7.875cm" draw:start-shape="id107" draw:start-glue-point="10" svg:d="M2114 7876l1115-1" svg:viewBox="0 0 1116 2">
          <text:p/>
        </draw:connector>
        <draw:connector draw:style-name="gr8" draw:text-style-name="P4" draw:layer="layout" draw:type="line" svg:x1="5.276cm" svg:y1="7.876cm" svg:x2="6.629cm" svg:y2="7.875cm" draw:start-shape="id108" draw:start-glue-point="10" draw:end-shape="id109" draw:end-glue-point="3" svg:d="M5276 7876l1353-1" svg:viewBox="0 0 1354 2">
          <text:p/>
        </draw:connector>
        <draw:connector draw:style-name="gr8" draw:text-style-name="P4" draw:layer="layout" draw:type="line" svg:x1="8.674cm" svg:y1="7.876cm" svg:x2="10.029cm" svg:y2="7.875cm" draw:start-shape="id110" draw:start-glue-point="10" svg:d="M8674 7876l1355-1" svg:viewBox="0 0 1356 2">
          <text:p/>
        </draw:connector>
        <draw:connector draw:style-name="gr8" draw:text-style-name="P4" draw:layer="layout" draw:type="line" svg:x1="15.523cm" svg:y1="7.876cm" svg:x2="16.729cm" svg:y2="7.875cm" draw:start-shape="id111" draw:start-glue-point="10" svg:d="M15523 7876l1206-1" svg:viewBox="0 0 1207 2">
          <text:p/>
        </draw:connector>
        <draw:connector draw:style-name="gr8" draw:text-style-name="P4" draw:layer="layout" draw:type="line" svg:x1="22.076cm" svg:y1="7.876cm" svg:x2="23.229cm" svg:y2="7.875cm" draw:start-shape="id112" draw:start-glue-point="10" svg:d="M22076 7876l1153-1" svg:viewBox="0 0 1154 2">
          <text:p/>
        </draw:connector>
        <draw:connector draw:style-name="gr8" draw:text-style-name="P4" draw:layer="layout" draw:type="line" svg:x1="25.276cm" svg:y1="7.876cm" svg:x2="26.566cm" svg:y2="7.875cm" draw:start-shape="id113" draw:start-glue-point="10" svg:d="M25276 7876l1290-1" svg:viewBox="0 0 1291 2">
          <text:p/>
        </draw:connector>
        <draw:connector draw:style-name="gr8" draw:text-style-name="P4" draw:layer="layout" draw:type="line" svg:x1="22.078cm" svg:y1="6.076cm" svg:x2="26.527cm" svg:y2="6.085cm" svg:d="M22078 6076l4449 9" svg:viewBox="0 0 4450 10">
          <text:p/>
        </draw:connector>
        <draw:connector draw:style-name="gr24" draw:text-style-name="P6" draw:layer="layout" draw:type="line" svg:x1="15.475cm" svg:y1="6.076cm" svg:x2="20.05cm" svg:y2="6.075cm" svg:d="M15475 6076l4575-1" svg:viewBox="0 0 4576 2">
          <text:p/>
        </draw:connector>
        <draw:connector draw:style-name="gr24" draw:text-style-name="P6" draw:layer="layout" draw:type="line" svg:x1="22.078cm" svg:y1="4.276cm" svg:x2="29.831cm" svg:y2="4.275cm" draw:start-shape="id114" draw:start-glue-point="10" svg:d="M22078 4276l7753-1" svg:viewBox="0 0 7754 2">
          <text:p/>
        </draw:connector>
        <draw:connector draw:style-name="gr24" draw:text-style-name="P6" draw:layer="layout" draw:type="line" svg:x1="15.477cm" svg:y1="2.476cm" svg:x2="36.237cm" svg:y2="2.504cm" draw:start-shape="id115" draw:start-glue-point="10" svg:d="M15477 2476l20760 28" svg:viewBox="0 0 20761 29">
          <text:p/>
        </draw:connector>
        <draw:connector draw:style-name="gr8" draw:text-style-name="P4" draw:layer="layout" draw:type="line" svg:x1="2.078cm" svg:y1="2.476cm" svg:x2="13.529cm" svg:y2="2.475cm" svg:d="M2078 2476l11451-1" svg:viewBox="0 0 11452 2">
          <text:p/>
        </draw:connector>
        <draw:frame draw:style-name="gr9" draw:text-style-name="P5" draw:layer="layout" svg:width="2.471cm" svg:height="0.962cm" svg:x="0.169cm" svg:y="9.079cm">
          <draw:text-box>
            <text:p>header</text:p>
          </draw:text-box>
        </draw:frame>
        <draw:frame draw:style-name="gr9" draw:text-style-name="P5" draw:layer="layout" svg:width="2.682cm" svg:height="0.962cm" svg:x="35.87cm" svg:y="9.079cm">
          <draw:text-box>
            <text:p>sentinel</text:p>
          </draw:text-box>
        </draw:frame>
        <draw:custom-shape draw:style-name="gr19" draw:text-style-name="P1" draw:layer="layout" svg:width="1.143cm" svg:height="7.188cm" svg:x="36.266cm" svg:y="1.5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9.729cm" svg:y="3.394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9cm" svg:y="3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9cm" svg:y="5.1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29cm" svg:y="6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397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6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5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6.529cm" svg:y="5.191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8.129cm" svg:y="6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16" draw:id="id116" draw:layer="layout" svg:width="0.381cm" svg:height="0.381cm" svg:x="28.242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23cm" svg:y1="7.876cm" svg:x2="29.798cm" svg:y2="7.853cm" draw:start-shape="id116" draw:start-glue-point="10" svg:d="M28623 7876l1175-23" svg:viewBox="0 0 1176 24">
          <text:p/>
        </draw:connector>
        <draw:connector draw:style-name="gr8" draw:text-style-name="P4" draw:layer="layout" draw:type="line" svg:x1="31.763cm" svg:y1="7.876cm" svg:x2="33.053cm" svg:y2="7.875cm" svg:d="M31763 7876l1290-1" svg:viewBox="0 0 1291 2">
          <text:p/>
        </draw:connector>
        <draw:custom-shape draw:style-name="gr15" draw:text-style-name="P1" draw:layer="layout" svg:width="1.702cm" svg:height="1.778cm" svg:x="33.016cm" svg:y="6.986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16cm" svg:y="6.9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17" draw:id="id117" draw:layer="layout" svg:width="0.381cm" svg:height="0.381cm" svg:x="34.729cm" svg:y="7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5.11cm" svg:y1="7.876cm" svg:x2="36.285cm" svg:y2="7.853cm" draw:start-shape="id117" draw:start-glue-point="10" svg:d="M35110 7876l1175-23" svg:viewBox="0 0 1176 24">
          <text:p/>
        </draw:connector>
        <draw:connector draw:style-name="gr8" draw:text-style-name="P4" draw:layer="layout" draw:type="line" svg:x1="31.663cm" svg:y1="6.076cm" svg:x2="36.316cm" svg:y2="6.075cm" svg:d="M31663 6076l4653-1" svg:viewBox="0 0 4654 2">
          <text:p/>
        </draw:connector>
        <draw:connector draw:style-name="gr8" draw:text-style-name="P4" draw:layer="layout" draw:type="line" svg:x1="31.65cm" svg:y1="4.276cm" svg:x2="36.303cm" svg:y2="4.275cm" svg:d="M31650 4276l4653-1" svg:viewBox="0 0 4654 2">
          <text:p/>
        </draw:connector>
        <draw:custom-shape draw:style-name="gr14" draw:text-style-name="P1" draw:layer="layout" svg:width="0.551cm" svg:height="1.778cm" svg:x="15.029cm" svg:y="3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9cm" svg:y="5.1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29cm" svg:y="1.5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15" draw:id="id115" draw:layer="layout" svg:width="0.381cm" svg:height="0.381cm" svg:x="15.096cm" svg:y="2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5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4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cm" svg:y1="7.876cm" svg:x2="20.016cm" svg:y2="7.875cm" svg:d="M18810 7876l1206-1" svg:viewBox="0 0 1207 2">
          <text:p/>
        </draw:connector>
        <draw:custom-shape draw:style-name="gr14" draw:text-style-name="P1" draw:layer="layout" svg:width="0.551cm" svg:height="1.778cm" svg:x="21.629cm" svg:y="3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29cm" svg:y="5.1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14" draw:id="id114" draw:layer="layout" svg:width="0.381cm" svg:height="0.381cm" svg:x="21.697cm" svg:y="4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696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1cm" svg:y1="7.876cm" svg:x2="13.516cm" svg:y2="7.875cm" svg:d="M12161 7876l1355-1" svg:viewBox="0 0 1356 2">
          <text:p/>
        </draw:connector>
        <draw:connector draw:style-name="gr8" draw:text-style-name="P4" draw:layer="layout" draw:type="line" svg:x1="5.277cm" svg:y1="6.076cm" svg:x2="13.516cm" svg:y2="6.075cm" draw:start-shape="id118" draw:start-glue-point="10" svg:d="M5277 6076l8239-1" svg:viewBox="0 0 8240 2">
          <text:p/>
        </draw:connector>
        <draw:connector draw:style-name="gr8" draw:text-style-name="P4" draw:layer="layout" draw:type="line" svg:x1="2.101cm" svg:y1="6.077cm" svg:x2="3.216cm" svg:y2="6.076cm" svg:d="M2101 6077l1115-1" svg:viewBox="0 0 1116 2">
          <text:p/>
        </draw:connector>
        <draw:connector draw:style-name="gr8" draw:text-style-name="P4" draw:layer="layout" draw:type="line" svg:x1="2.065cm" svg:y1="4.276cm" svg:x2="13.516cm" svg:y2="4.275cm" svg:d="M2065 4276l11451-1" svg:viewBox="0 0 11452 2">
          <text:p/>
        </draw:connector>
        <draw:connector draw:style-name="gr24" draw:text-style-name="P6" draw:layer="layout" draw:type="line" svg:x1="15.462cm" svg:y1="4.276cm" svg:x2="20.037cm" svg:y2="4.275cm" svg:d="M15462 4276l4575-1" svg:viewBox="0 0 4576 2">
          <text:p/>
        </draw:connector>
        <draw:custom-shape draw:style-name="gr14" draw:text-style-name="P1" draw:layer="layout" svg:width="0.551cm" svg:height="1.778cm" svg:x="28.129cm" svg:y="5.1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8.196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1cm" svg:y1="6.076cm" svg:x2="29.785cm" svg:y2="6.053cm" svg:d="M28610 6076l1175-23" svg:viewBox="0 0 1176 24">
          <text:p/>
        </draw:connector>
        <draw:custom-shape draw:style-name="gr10" draw:text-style-name="P1" draw:layer="layout" svg:width="1.143cm" svg:height="7.188cm" svg:x="0.567cm" svg:y="10.5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7cm" svg:y="10.5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7cm" svg:y="12.3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7cm" svg:y="14.1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7cm" svg:y="15.9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7cm" svg:y="10.5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7cm" svg:y="12.3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7cm" svg:y="14.1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67cm" svg:y="15.9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3cm" svg:y="14.178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3cm" svg:y="14.1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3cm" svg:y="15.9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21" draw:id="id121" draw:layer="layout" svg:width="1.702cm" svg:height="1.778cm" svg:x="6.63cm" svg:y="15.973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3cm" svg:y="15.9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3cm" svg:y="15.981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3cm" svg:y="15.9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47cm" svg:y="10.597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cm" svg:y="15.9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3cm" svg:y="15.981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3cm" svg:y="15.9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3cm" svg:y="12.375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cm" svg:y="15.97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3cm" svg:y="15.956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3cm" svg:y="15.9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3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6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5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19" draw:id="id119" draw:layer="layout" svg:width="0.381cm" svg:height="0.381cm" svg:x="1.734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0" draw:id="id130" draw:layer="layout" svg:width="0.381cm" svg:height="0.381cm" svg:x="4.897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0" draw:id="id120" draw:layer="layout" svg:width="0.381cm" svg:height="0.381cm" svg:x="4.896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5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2" draw:id="id122" draw:layer="layout" svg:width="0.381cm" svg:height="0.381cm" svg:x="8.294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3" draw:id="id123" draw:layer="layout" svg:width="0.381cm" svg:height="0.381cm" svg:x="15.143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4" draw:id="id124" draw:layer="layout" svg:width="0.381cm" svg:height="0.381cm" svg:x="21.696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25" draw:id="id125" draw:layer="layout" svg:width="0.381cm" svg:height="0.381cm" svg:x="24.896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4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5cm" svg:y1="16.863cm" svg:x2="3.23cm" svg:y2="16.862cm" draw:start-shape="id119" draw:start-glue-point="10" svg:d="M2115 16863l1115-1" svg:viewBox="0 0 1116 2">
          <text:p/>
        </draw:connector>
        <draw:connector draw:style-name="gr8" draw:text-style-name="P4" draw:layer="layout" draw:type="line" svg:x1="5.277cm" svg:y1="16.863cm" svg:x2="6.63cm" svg:y2="16.862cm" draw:start-shape="id120" draw:start-glue-point="10" draw:end-shape="id121" draw:end-glue-point="3" svg:d="M5277 16863l1353-1" svg:viewBox="0 0 1354 2">
          <text:p/>
        </draw:connector>
        <draw:connector draw:style-name="gr8" draw:text-style-name="P4" draw:layer="layout" draw:type="line" svg:x1="8.675cm" svg:y1="16.863cm" svg:x2="10.03cm" svg:y2="16.862cm" draw:start-shape="id122" draw:start-glue-point="10" svg:d="M8675 16863l1355-1" svg:viewBox="0 0 1356 2">
          <text:p/>
        </draw:connector>
        <draw:connector draw:style-name="gr8" draw:text-style-name="P4" draw:layer="layout" draw:type="line" svg:x1="15.524cm" svg:y1="16.863cm" svg:x2="16.73cm" svg:y2="16.862cm" draw:start-shape="id123" draw:start-glue-point="10" svg:d="M15524 16863l1206-1" svg:viewBox="0 0 1207 2">
          <text:p/>
        </draw:connector>
        <draw:connector draw:style-name="gr8" draw:text-style-name="P4" draw:layer="layout" draw:type="line" svg:x1="22.077cm" svg:y1="16.863cm" svg:x2="23.23cm" svg:y2="16.862cm" draw:start-shape="id124" draw:start-glue-point="10" svg:d="M22077 16863l1153-1" svg:viewBox="0 0 1154 2">
          <text:p/>
        </draw:connector>
        <draw:connector draw:style-name="gr8" draw:text-style-name="P4" draw:layer="layout" draw:type="line" svg:x1="25.277cm" svg:y1="16.863cm" svg:x2="26.567cm" svg:y2="16.862cm" draw:start-shape="id125" draw:start-glue-point="10" svg:d="M25277 16863l1290-1" svg:viewBox="0 0 1291 2">
          <text:p/>
        </draw:connector>
        <draw:connector draw:style-name="gr8" draw:text-style-name="P4" draw:layer="layout" draw:type="line" svg:x1="22.079cm" svg:y1="15.063cm" svg:x2="26.528cm" svg:y2="15.072cm" svg:d="M22079 15063l4449 9" svg:viewBox="0 0 4450 10">
          <text:p/>
        </draw:connector>
        <draw:connector draw:style-name="gr24" draw:text-style-name="P6" draw:layer="layout" draw:type="line" svg:x1="15.476cm" svg:y1="15.063cm" svg:x2="20.051cm" svg:y2="15.062cm" svg:d="M15476 15063l4575-1" svg:viewBox="0 0 4576 2">
          <text:p/>
        </draw:connector>
        <draw:connector draw:style-name="gr24" draw:text-style-name="P6" draw:layer="layout" draw:type="line" svg:x1="22.079cm" svg:y1="13.263cm" svg:x2="29.832cm" svg:y2="13.262cm" draw:start-shape="id126" draw:start-glue-point="10" svg:d="M22079 13263l7753-1" svg:viewBox="0 0 7754 2">
          <text:p/>
        </draw:connector>
        <draw:connector draw:style-name="gr24" draw:text-style-name="P6" draw:layer="layout" draw:type="line" svg:x1="15.478cm" svg:y1="11.463cm" svg:x2="36.238cm" svg:y2="11.491cm" draw:start-shape="id127" draw:start-glue-point="10" svg:d="M15478 11463l20760 28" svg:viewBox="0 0 20761 29">
          <text:p/>
        </draw:connector>
        <draw:connector draw:style-name="gr8" draw:text-style-name="P4" draw:layer="layout" draw:type="line" svg:x1="2.079cm" svg:y1="11.463cm" svg:x2="13.53cm" svg:y2="11.462cm" svg:d="M2079 11463l11451-1" svg:viewBox="0 0 11452 2">
          <text:p/>
        </draw:connector>
        <draw:frame draw:style-name="gr9" draw:text-style-name="P5" draw:layer="layout" svg:width="2.471cm" svg:height="0.962cm" svg:x="0.17cm" svg:y="18.066cm">
          <draw:text-box>
            <text:p>header</text:p>
          </draw:text-box>
        </draw:frame>
        <draw:frame draw:style-name="gr9" draw:text-style-name="P5" draw:layer="layout" svg:width="2.682cm" svg:height="0.962cm" svg:x="35.871cm" svg:y="18.066cm">
          <draw:text-box>
            <text:p>sentinel</text:p>
          </draw:text-box>
        </draw:frame>
        <draw:custom-shape draw:style-name="gr19" draw:text-style-name="P1" draw:layer="layout" svg:width="1.143cm" svg:height="7.188cm" svg:x="36.267cm" svg:y="10.5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9.73cm" svg:y="12.381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cm" svg:y="12.3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cm" svg:y="14.1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cm" svg:y="15.9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398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7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396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6.53cm" svg:y="14.178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8.13cm" svg:y="15.9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28" draw:id="id128" draw:layer="layout" svg:width="0.381cm" svg:height="0.381cm" svg:x="28.243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24cm" svg:y1="16.863cm" svg:x2="29.799cm" svg:y2="16.84cm" draw:start-shape="id128" draw:start-glue-point="10" svg:d="M28624 16863l1175-23" svg:viewBox="0 0 1176 24">
          <text:p/>
        </draw:connector>
        <draw:connector draw:style-name="gr8" draw:text-style-name="P4" draw:layer="layout" draw:type="line" svg:x1="31.764cm" svg:y1="16.863cm" svg:x2="33.054cm" svg:y2="16.862cm" svg:d="M31764 16863l1290-1" svg:viewBox="0 0 1291 2">
          <text:p/>
        </draw:connector>
        <draw:custom-shape draw:style-name="gr15" draw:text-style-name="P1" draw:layer="layout" svg:width="1.702cm" svg:height="1.778cm" svg:x="33.017cm" svg:y="15.973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17cm" svg:y="15.9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29" draw:id="id129" draw:layer="layout" svg:width="0.381cm" svg:height="0.381cm" svg:x="34.73cm" svg:y="1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5.111cm" svg:y1="16.863cm" svg:x2="36.286cm" svg:y2="16.84cm" draw:start-shape="id129" draw:start-glue-point="10" svg:d="M35111 16863l1175-23" svg:viewBox="0 0 1176 24">
          <text:p/>
        </draw:connector>
        <draw:connector draw:style-name="gr8" draw:text-style-name="P4" draw:layer="layout" draw:type="line" svg:x1="31.664cm" svg:y1="15.063cm" svg:x2="36.317cm" svg:y2="15.062cm" svg:d="M31664 15063l4653-1" svg:viewBox="0 0 4654 2">
          <text:p/>
        </draw:connector>
        <draw:connector draw:style-name="gr8" draw:text-style-name="P4" draw:layer="layout" draw:type="line" svg:x1="31.651cm" svg:y1="13.263cm" svg:x2="36.304cm" svg:y2="13.262cm" svg:d="M31651 13263l4653-1" svg:viewBox="0 0 4654 2">
          <text:p/>
        </draw:connector>
        <draw:custom-shape draw:style-name="gr14" draw:text-style-name="P1" draw:layer="layout" svg:width="0.551cm" svg:height="1.778cm" svg:x="15.03cm" svg:y="12.3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cm" svg:y="14.1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cm" svg:y="10.5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27" draw:id="id127" draw:layer="layout" svg:width="0.381cm" svg:height="0.381cm" svg:x="15.097cm" svg:y="11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6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5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1cm" svg:y1="16.863cm" svg:x2="20.017cm" svg:y2="16.862cm" svg:d="M18811 16863l1206-1" svg:viewBox="0 0 1207 2">
          <text:p/>
        </draw:connector>
        <draw:custom-shape draw:style-name="gr14" draw:text-style-name="P1" draw:layer="layout" svg:width="0.551cm" svg:height="1.778cm" svg:x="21.63cm" svg:y="12.37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cm" svg:y="14.1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26" draw:id="id126" draw:layer="layout" svg:width="0.381cm" svg:height="0.381cm" svg:x="21.698cm" svg:y="13.0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697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2cm" svg:y1="16.863cm" svg:x2="13.517cm" svg:y2="16.862cm" svg:d="M12162 16863l1355-1" svg:viewBox="0 0 1356 2">
          <text:p/>
        </draw:connector>
        <draw:connector draw:style-name="gr8" draw:text-style-name="P4" draw:layer="layout" draw:type="line" svg:x1="5.278cm" svg:y1="15.063cm" svg:x2="13.517cm" svg:y2="15.062cm" draw:start-shape="id130" draw:start-glue-point="10" svg:d="M5278 15063l8239-1" svg:viewBox="0 0 8240 2">
          <text:p/>
        </draw:connector>
        <draw:connector draw:style-name="gr8" draw:text-style-name="P4" draw:layer="layout" draw:type="line" svg:x1="2.102cm" svg:y1="15.064cm" svg:x2="3.217cm" svg:y2="15.063cm" svg:d="M2102 15064l1115-1" svg:viewBox="0 0 1116 2">
          <text:p/>
        </draw:connector>
        <draw:connector draw:style-name="gr8" draw:text-style-name="P4" draw:layer="layout" draw:type="line" svg:x1="2.066cm" svg:y1="13.263cm" svg:x2="13.517cm" svg:y2="13.262cm" svg:d="M2066 13263l11451-1" svg:viewBox="0 0 11452 2">
          <text:p/>
        </draw:connector>
        <draw:connector draw:style-name="gr24" draw:text-style-name="P6" draw:layer="layout" draw:type="line" svg:x1="15.463cm" svg:y1="13.263cm" svg:x2="20.038cm" svg:y2="13.262cm" svg:d="M15463 13263l4575-1" svg:viewBox="0 0 4576 2">
          <text:p/>
        </draw:connector>
        <draw:custom-shape draw:style-name="gr14" draw:text-style-name="P1" draw:layer="layout" svg:width="0.551cm" svg:height="1.778cm" svg:x="28.13cm" svg:y="14.1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8.197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11cm" svg:y1="15.063cm" svg:x2="29.786cm" svg:y2="15.04cm" svg:d="M28611 15063l1175-23" svg:viewBox="0 0 1176 24">
          <text:p/>
        </draw:connector>
        <draw:connector draw:style-name="gr23" draw:text-style-name="P4" draw:layer="layout" draw:type="line" svg:x1="1.317cm" svg:y1="12.062cm" svg:x2="13.935cm" svg:y2="12.061cm" svg:d="M1317 12062l12618-1" svg:viewBox="0 0 12619 2">
          <text:p/>
        </draw:connector>
        <draw:connector draw:style-name="gr23" draw:text-style-name="P4" draw:layer="layout" draw:type="line" svg:x1="14.126cm" svg:y1="12.251cm" svg:x2="14.125cm" svg:y2="13.769cm" svg:d="M14126 12251l-1 1518" svg:viewBox="0 0 2 1519">
          <text:p/>
        </draw:connector>
        <draw:connector draw:style-name="gr23" draw:text-style-name="P4" draw:layer="layout" draw:type="line" svg:x1="14.315cm" svg:y1="13.96cm" svg:x2="20.633cm" svg:y2="13.959cm" svg:d="M14315 13960l6318-1" svg:viewBox="0 0 6319 2">
          <text:p/>
        </draw:connector>
        <draw:connector draw:style-name="gr23" draw:text-style-name="P4" draw:layer="layout" draw:type="line" svg:x1="20.824cm" svg:y1="14.149cm" svg:x2="20.823cm" svg:y2="17.167cm" svg:d="M20824 14149l-1 3018" svg:viewBox="0 0 2 3019">
          <text:p/>
        </draw:connector>
        <draw:connector draw:style-name="gr23" draw:text-style-name="P4" draw:layer="layout" draw:type="line" svg:x1="21.013cm" svg:y1="17.358cm" svg:x2="23.831cm" svg:y2="17.357cm" svg:d="M21013 17358l2818-1" svg:viewBox="0 0 2819 2">
          <text:p/>
        </draw:connector>
        <draw:connector draw:style-name="gr23" draw:text-style-name="P4" draw:layer="layout" draw:type="line" svg:x1="24.022cm" svg:y1="17.547cm" svg:x2="24.021cm" svg:y2="18.865cm" svg:d="M24022 17547l-1 1318" svg:viewBox="0 0 2 1319">
          <text:p/>
        </draw:connector>
        <draw:custom-shape draw:style-name="gr10" draw:text-style-name="P1" draw:layer="layout" svg:width="1.143cm" svg:height="7.188cm" svg:x="0.568cm" svg:y="20.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8cm" svg:y="20.5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8cm" svg:y="22.3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8cm" svg:y="24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8cm" svg:y="25.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8cm" svg:y="20.5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8cm" svg:y="22.3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8cm" svg:y="24.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8cm" svg:y="25.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31cm" svg:y="24.165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31cm" svg:y="24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31cm" svg:y="25.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33" draw:id="id133" draw:layer="layout" svg:width="1.702cm" svg:height="1.778cm" svg:x="6.631cm" svg:y="25.96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31cm" svg:y="25.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31cm" svg:y="25.968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31cm" svg:y="25.9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48cm" svg:y="20.58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1cm" svg:y="25.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31cm" svg:y="25.968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31cm" svg:y="25.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31cm" svg:y="22.362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1cm" svg:y="25.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31cm" svg:y="25.943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31cm" svg:y="25.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38cm" svg:y="2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7cm" svg:y="2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6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1" draw:id="id131" draw:layer="layout" svg:width="0.381cm" svg:height="0.381cm" svg:x="1.735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0" draw:id="id140" draw:layer="layout" svg:width="0.381cm" svg:height="0.381cm" svg:x="4.898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2" draw:id="id132" draw:layer="layout" svg:width="0.381cm" svg:height="0.381cm" svg:x="4.897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6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4" draw:id="id134" draw:layer="layout" svg:width="0.381cm" svg:height="0.381cm" svg:x="8.295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5" draw:id="id135" draw:layer="layout" svg:width="0.381cm" svg:height="0.381cm" svg:x="15.144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6" draw:id="id136" draw:layer="layout" svg:width="0.381cm" svg:height="0.381cm" svg:x="21.697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37" draw:id="id137" draw:layer="layout" svg:width="0.381cm" svg:height="0.381cm" svg:x="24.897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5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6cm" svg:y1="26.85cm" svg:x2="3.231cm" svg:y2="26.849cm" draw:start-shape="id131" draw:start-glue-point="10" svg:d="M2116 26850l1115-1" svg:viewBox="0 0 1116 2">
          <text:p/>
        </draw:connector>
        <draw:connector draw:style-name="gr8" draw:text-style-name="P4" draw:layer="layout" draw:type="line" svg:x1="5.278cm" svg:y1="26.85cm" svg:x2="6.631cm" svg:y2="26.849cm" draw:start-shape="id132" draw:start-glue-point="10" draw:end-shape="id133" draw:end-glue-point="3" svg:d="M5278 26850l1353-1" svg:viewBox="0 0 1354 2">
          <text:p/>
        </draw:connector>
        <draw:connector draw:style-name="gr8" draw:text-style-name="P4" draw:layer="layout" draw:type="line" svg:x1="8.676cm" svg:y1="26.85cm" svg:x2="10.031cm" svg:y2="26.849cm" draw:start-shape="id134" draw:start-glue-point="10" svg:d="M8676 26850l1355-1" svg:viewBox="0 0 1356 2">
          <text:p/>
        </draw:connector>
        <draw:connector draw:style-name="gr8" draw:text-style-name="P4" draw:layer="layout" draw:type="line" svg:x1="15.525cm" svg:y1="26.85cm" svg:x2="16.731cm" svg:y2="26.849cm" draw:start-shape="id135" draw:start-glue-point="10" svg:d="M15525 26850l1206-1" svg:viewBox="0 0 1207 2">
          <text:p/>
        </draw:connector>
        <draw:connector draw:style-name="gr8" draw:text-style-name="P4" draw:layer="layout" draw:type="line" svg:x1="22.078cm" svg:y1="26.85cm" svg:x2="23.231cm" svg:y2="26.849cm" draw:start-shape="id136" draw:start-glue-point="10" svg:d="M22078 26850l1153-1" svg:viewBox="0 0 1154 2">
          <text:p/>
        </draw:connector>
        <draw:connector draw:style-name="gr8" draw:text-style-name="P4" draw:layer="layout" draw:type="line" svg:x1="25.278cm" svg:y1="26.85cm" svg:x2="26.568cm" svg:y2="26.849cm" draw:start-shape="id137" draw:start-glue-point="10" svg:d="M25278 26850l1290-1" svg:viewBox="0 0 1291 2">
          <text:p/>
        </draw:connector>
        <draw:connector draw:style-name="gr8" draw:text-style-name="P4" draw:layer="layout" draw:type="line" svg:x1="22.08cm" svg:y1="25.05cm" svg:x2="26.529cm" svg:y2="25.059cm" svg:d="M22080 25050l4449 9" svg:viewBox="0 0 4450 10">
          <text:p/>
        </draw:connector>
        <draw:connector draw:style-name="gr24" draw:text-style-name="P6" draw:layer="layout" draw:type="line" svg:x1="15.477cm" svg:y1="25.05cm" svg:x2="20.052cm" svg:y2="25.049cm" svg:d="M15477 25050l4575-1" svg:viewBox="0 0 4576 2">
          <text:p/>
        </draw:connector>
        <draw:connector draw:style-name="gr24" draw:text-style-name="P6" draw:layer="layout" draw:type="line" svg:x1="22.074cm" svg:y1="23.25cm" svg:x2="26.527cm" svg:y2="23.249cm" svg:d="M22074 23250l4453-1" svg:viewBox="0 0 4454 2">
          <text:p/>
        </draw:connector>
        <draw:connector draw:style-name="gr24" draw:text-style-name="P6" draw:layer="layout" draw:type="line" svg:x1="15.481cm" svg:y1="21.45cm" svg:x2="39.608cm" svg:y2="21.478cm" svg:d="M15481 21450l24127 28" svg:viewBox="0 0 24128 29">
          <text:p/>
        </draw:connector>
        <draw:connector draw:style-name="gr8" draw:text-style-name="P4" draw:layer="layout" draw:type="line" svg:x1="2.08cm" svg:y1="21.45cm" svg:x2="13.531cm" svg:y2="21.449cm" svg:d="M2080 21450l11451-1" svg:viewBox="0 0 11452 2">
          <text:p/>
        </draw:connector>
        <draw:frame draw:style-name="gr9" draw:text-style-name="P5" draw:layer="layout" svg:width="2.471cm" svg:height="0.962cm" svg:x="0.171cm" svg:y="28.053cm">
          <draw:text-box>
            <text:p>header</text:p>
          </draw:text-box>
        </draw:frame>
        <draw:frame draw:style-name="gr9" draw:text-style-name="P5" draw:layer="layout" svg:width="2.682cm" svg:height="0.962cm" svg:x="39.172cm" svg:y="28.053cm">
          <draw:text-box>
            <text:p>sentinel</text:p>
          </draw:text-box>
        </draw:frame>
        <draw:custom-shape draw:style-name="gr19" draw:text-style-name="P1" draw:layer="layout" svg:width="1.143cm" svg:height="7.188cm" svg:x="39.568cm" svg:y="20.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33.031cm" svg:y="22.368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1cm" svg:y="22.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1cm" svg:y="24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1cm" svg:y="25.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4.699cm" svg:y="2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698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697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9.831cm" svg:y="24.165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431cm" svg:y="25.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38" draw:id="id138" draw:layer="layout" svg:width="0.381cm" svg:height="0.381cm" svg:x="31.544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25cm" svg:y1="26.85cm" svg:x2="33.1cm" svg:y2="26.827cm" draw:start-shape="id138" draw:start-glue-point="10" svg:d="M31925 26850l1175-23" svg:viewBox="0 0 1176 24">
          <text:p/>
        </draw:connector>
        <draw:connector draw:style-name="gr8" draw:text-style-name="P4" draw:layer="layout" draw:type="line" svg:x1="35.065cm" svg:y1="26.85cm" svg:x2="36.355cm" svg:y2="26.849cm" svg:d="M35065 26850l1290-1" svg:viewBox="0 0 1291 2">
          <text:p/>
        </draw:connector>
        <draw:custom-shape draw:style-name="gr15" draw:text-style-name="P1" draw:layer="layout" svg:width="1.702cm" svg:height="1.778cm" svg:x="36.318cm" svg:y="25.96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7.918cm" svg:y="25.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39" draw:id="id139" draw:layer="layout" svg:width="0.381cm" svg:height="0.381cm" svg:x="38.031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8.412cm" svg:y1="26.85cm" svg:x2="39.587cm" svg:y2="26.827cm" draw:start-shape="id139" draw:start-glue-point="10" svg:d="M38412 26850l1175-23" svg:viewBox="0 0 1176 24">
          <text:p/>
        </draw:connector>
        <draw:connector draw:style-name="gr8" draw:text-style-name="P4" draw:layer="layout" draw:type="line" svg:x1="34.965cm" svg:y1="25.05cm" svg:x2="39.618cm" svg:y2="25.049cm" svg:d="M34965 25050l4653-1" svg:viewBox="0 0 4654 2">
          <text:p/>
        </draw:connector>
        <draw:connector draw:style-name="gr8" draw:text-style-name="P4" draw:layer="layout" draw:type="line" svg:x1="34.952cm" svg:y1="23.25cm" svg:x2="39.605cm" svg:y2="23.249cm" svg:d="M34952 23250l4653-1" svg:viewBox="0 0 4654 2">
          <text:p/>
        </draw:connector>
        <draw:custom-shape draw:style-name="gr14" draw:text-style-name="P1" draw:layer="layout" svg:width="0.551cm" svg:height="1.778cm" svg:x="15.031cm" svg:y="22.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1cm" svg:y="24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1cm" svg:y="20.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5.098cm" svg:y="2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7cm" svg:y="2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6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2cm" svg:y1="26.85cm" svg:x2="20.018cm" svg:y2="26.849cm" svg:d="M18812 26850l1206-1" svg:viewBox="0 0 1207 2">
          <text:p/>
        </draw:connector>
        <draw:custom-shape draw:style-name="gr14" draw:text-style-name="P1" draw:layer="layout" svg:width="0.551cm" svg:height="1.778cm" svg:x="21.631cm" svg:y="22.3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1cm" svg:y="24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1.699cm" svg:y="2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698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3cm" svg:y1="26.85cm" svg:x2="13.518cm" svg:y2="26.849cm" svg:d="M12163 26850l1355-1" svg:viewBox="0 0 1356 2">
          <text:p/>
        </draw:connector>
        <draw:connector draw:style-name="gr8" draw:text-style-name="P4" draw:layer="layout" draw:type="line" svg:x1="5.279cm" svg:y1="25.05cm" svg:x2="13.518cm" svg:y2="25.049cm" draw:start-shape="id140" draw:start-glue-point="10" svg:d="M5279 25050l8239-1" svg:viewBox="0 0 8240 2">
          <text:p/>
        </draw:connector>
        <draw:connector draw:style-name="gr8" draw:text-style-name="P4" draw:layer="layout" draw:type="line" svg:x1="2.103cm" svg:y1="25.051cm" svg:x2="3.218cm" svg:y2="25.05cm" svg:d="M2103 25051l1115-1" svg:viewBox="0 0 1116 2">
          <text:p/>
        </draw:connector>
        <draw:connector draw:style-name="gr8" draw:text-style-name="P4" draw:layer="layout" draw:type="line" svg:x1="2.067cm" svg:y1="23.25cm" svg:x2="13.518cm" svg:y2="23.249cm" svg:d="M2067 23250l11451-1" svg:viewBox="0 0 11452 2">
          <text:p/>
        </draw:connector>
        <draw:connector draw:style-name="gr24" draw:text-style-name="P6" draw:layer="layout" draw:type="line" svg:x1="15.464cm" svg:y1="23.25cm" svg:x2="20.039cm" svg:y2="23.249cm" svg:d="M15464 23250l4575-1" svg:viewBox="0 0 4576 2">
          <text:p/>
        </draw:connector>
        <draw:custom-shape draw:style-name="gr14" draw:text-style-name="P1" draw:layer="layout" svg:width="0.551cm" svg:height="1.778cm" svg:x="31.431cm" svg:y="24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498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12cm" svg:y1="25.05cm" svg:x2="33.087cm" svg:y2="25.027cm" svg:d="M31912 25050l1175-23" svg:viewBox="0 0 1176 24">
          <text:p/>
        </draw:connector>
        <draw:connector draw:style-name="gr23" draw:text-style-name="P4" draw:layer="layout" draw:type="line" svg:x1="1.318cm" svg:y1="22.049cm" svg:x2="13.936cm" svg:y2="22.048cm" svg:d="M1318 22049l12618-1" svg:viewBox="0 0 12619 2">
          <text:p/>
        </draw:connector>
        <draw:connector draw:style-name="gr23" draw:text-style-name="P4" draw:layer="layout" draw:type="line" svg:x1="14.127cm" svg:y1="22.238cm" svg:x2="14.126cm" svg:y2="23.756cm" svg:d="M14127 22238l-1 1518" svg:viewBox="0 0 2 1519">
          <text:p/>
        </draw:connector>
        <draw:connector draw:style-name="gr23" draw:text-style-name="P4" draw:layer="layout" draw:type="line" svg:x1="14.316cm" svg:y1="23.947cm" svg:x2="20.634cm" svg:y2="23.946cm" svg:d="M14316 23947l6318-1" svg:viewBox="0 0 6319 2">
          <text:p/>
        </draw:connector>
        <draw:connector draw:style-name="gr23" draw:text-style-name="P4" draw:layer="layout" draw:type="line" svg:x1="20.825cm" svg:y1="24.136cm" svg:x2="20.824cm" svg:y2="27.154cm" svg:d="M20825 24136l-1 3018" svg:viewBox="0 0 2 3019">
          <text:p/>
        </draw:connector>
        <draw:connector draw:style-name="gr23" draw:text-style-name="P4" draw:layer="layout" draw:type="line" svg:x1="21.014cm" svg:y1="27.345cm" svg:x2="23.832cm" svg:y2="27.344cm" svg:d="M21014 27345l2818-1" svg:viewBox="0 0 2819 2">
          <text:p/>
        </draw:connector>
        <draw:connector draw:style-name="gr23" draw:text-style-name="P4" draw:layer="layout" draw:type="line" svg:x1="24.023cm" svg:y1="27.534cm" svg:x2="24.022cm" svg:y2="28.852cm" svg:d="M24023 27534l-1 1318" svg:viewBox="0 0 2 1319">
          <text:p/>
        </draw:connector>
        <draw:custom-shape draw:style-name="gr30" draw:text-style-name="P1" draw:layer="layout" svg:width="1.702cm" svg:height="5.385cm" svg:x="26.531cm" svg:y="22.368cm">
          <text:p text:style-name="P2">87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1cm" svg:y="22.3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1cm" svg:y="24.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1cm" svg:y="25.9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8.199cm" svg:y="23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2" draw:id="id142" draw:layer="layout" svg:width="0.381cm" svg:height="0.381cm" svg:x="28.198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1" draw:id="id141" draw:layer="layout" svg:width="0.381cm" svg:height="0.381cm" svg:x="28.197cm" svg:y="2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578cm" svg:y1="26.85cm" svg:x2="29.887cm" svg:y2="26.827cm" draw:start-shape="id141" draw:start-glue-point="10" svg:d="M28578 26850l1309-23" svg:viewBox="0 0 1310 24">
          <text:p/>
        </draw:connector>
        <draw:connector draw:style-name="gr8" draw:text-style-name="P4" draw:layer="layout" draw:type="line" svg:x1="28.579cm" svg:y1="25.05cm" svg:x2="29.874cm" svg:y2="25.027cm" draw:start-shape="id142" draw:start-glue-point="10" svg:d="M28579 25050l1295-23" svg:viewBox="0 0 1296 24">
          <text:p/>
        </draw:connector>
        <draw:connector draw:style-name="gr24" draw:text-style-name="P6" draw:layer="layout" draw:type="line" svg:x1="28.561cm" svg:y1="23.25cm" svg:x2="33.014cm" svg:y2="23.249cm" svg:d="M28561 23250l4453-1" svg:viewBox="0 0 4454 2">
          <text:p/>
        </draw:connector>
      </draw:page>
      <draw:page draw:name="page4" draw:style-name="dp1" draw:master-page-name="Default">
        <draw:custom-shape draw:style-name="gr10" draw:text-style-name="P1" draw:layer="layout" svg:width="1.143cm" svg:height="7.188cm" svg:x="0.569cm" svg:y="1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9cm" svg:y="1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9cm" svg:y="3.6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9cm" svg:y="5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69cm" svg:y="7.2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9cm" svg:y="1.8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9cm" svg:y="3.6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9cm" svg:y="5.4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69cm" svg:y="7.24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32cm" svg:y="5.452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32cm" svg:y="5.4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32cm" svg:y="7.2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45" draw:id="id145" draw:layer="layout" svg:width="1.702cm" svg:height="1.778cm" svg:x="6.632cm" svg:y="7.247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32cm" svg:y="7.2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32cm" svg:y="7.255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32cm" svg:y="7.2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49cm" svg:y="1.871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2cm" svg:y="7.2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32cm" svg:y="7.255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32cm" svg:y="7.2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32cm" svg:y="3.649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2cm" svg:y="7.24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32cm" svg:y="7.23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32cm" svg:y="7.2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39cm" svg:y="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8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7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3" draw:id="id143" draw:layer="layout" svg:width="0.381cm" svg:height="0.381cm" svg:x="1.736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2" draw:id="id152" draw:layer="layout" svg:width="0.381cm" svg:height="0.381cm" svg:x="4.899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4" draw:id="id144" draw:layer="layout" svg:width="0.381cm" svg:height="0.381cm" svg:x="4.898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6" draw:id="id146" draw:layer="layout" svg:width="0.381cm" svg:height="0.381cm" svg:x="8.296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7" draw:id="id147" draw:layer="layout" svg:width="0.381cm" svg:height="0.381cm" svg:x="15.145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8" draw:id="id148" draw:layer="layout" svg:width="0.381cm" svg:height="0.381cm" svg:x="21.698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49" draw:id="id149" draw:layer="layout" svg:width="0.381cm" svg:height="0.381cm" svg:x="24.898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6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7cm" svg:y1="8.137cm" svg:x2="3.232cm" svg:y2="8.136cm" draw:start-shape="id143" draw:start-glue-point="10" svg:d="M2117 8137l1115-1" svg:viewBox="0 0 1116 2">
          <text:p/>
        </draw:connector>
        <draw:connector draw:style-name="gr8" draw:text-style-name="P4" draw:layer="layout" draw:type="line" svg:x1="5.279cm" svg:y1="8.137cm" svg:x2="6.632cm" svg:y2="8.136cm" draw:start-shape="id144" draw:start-glue-point="10" draw:end-shape="id145" draw:end-glue-point="3" svg:d="M5279 8137l1353-1" svg:viewBox="0 0 1354 2">
          <text:p/>
        </draw:connector>
        <draw:connector draw:style-name="gr8" draw:text-style-name="P4" draw:layer="layout" draw:type="line" svg:x1="8.677cm" svg:y1="8.137cm" svg:x2="10.032cm" svg:y2="8.136cm" draw:start-shape="id146" draw:start-glue-point="10" svg:d="M8677 8137l1355-1" svg:viewBox="0 0 1356 2">
          <text:p/>
        </draw:connector>
        <draw:connector draw:style-name="gr8" draw:text-style-name="P4" draw:layer="layout" draw:type="line" svg:x1="15.526cm" svg:y1="8.137cm" svg:x2="16.732cm" svg:y2="8.136cm" draw:start-shape="id147" draw:start-glue-point="10" svg:d="M15526 8137l1206-1" svg:viewBox="0 0 1207 2">
          <text:p/>
        </draw:connector>
        <draw:connector draw:style-name="gr8" draw:text-style-name="P4" draw:layer="layout" draw:type="line" svg:x1="22.079cm" svg:y1="8.137cm" svg:x2="23.232cm" svg:y2="8.136cm" draw:start-shape="id148" draw:start-glue-point="10" svg:d="M22079 8137l1153-1" svg:viewBox="0 0 1154 2">
          <text:p/>
        </draw:connector>
        <draw:connector draw:style-name="gr8" draw:text-style-name="P4" draw:layer="layout" draw:type="line" svg:x1="25.279cm" svg:y1="8.137cm" svg:x2="26.569cm" svg:y2="8.136cm" draw:start-shape="id149" draw:start-glue-point="10" svg:d="M25279 8137l1290-1" svg:viewBox="0 0 1291 2">
          <text:p/>
        </draw:connector>
        <draw:connector draw:style-name="gr8" draw:text-style-name="P4" draw:layer="layout" draw:type="line" svg:x1="22.081cm" svg:y1="6.337cm" svg:x2="26.53cm" svg:y2="6.346cm" svg:d="M22081 6337l4449 9" svg:viewBox="0 0 4450 10">
          <text:p/>
        </draw:connector>
        <draw:connector draw:style-name="gr24" draw:text-style-name="P6" draw:layer="layout" draw:type="line" svg:x1="15.478cm" svg:y1="6.337cm" svg:x2="20.053cm" svg:y2="6.336cm" svg:d="M15478 6337l4575-1" svg:viewBox="0 0 4576 2">
          <text:p/>
        </draw:connector>
        <draw:connector draw:style-name="gr24" draw:text-style-name="P6" draw:layer="layout" draw:type="line" svg:x1="22.075cm" svg:y1="4.537cm" svg:x2="26.528cm" svg:y2="4.536cm" svg:d="M22075 4537l4453-1" svg:viewBox="0 0 4454 2">
          <text:p/>
        </draw:connector>
        <draw:connector draw:style-name="gr24" draw:text-style-name="P6" draw:layer="layout" draw:type="line" svg:x1="15.482cm" svg:y1="2.737cm" svg:x2="39.609cm" svg:y2="2.765cm" svg:d="M15482 2737l24127 28" svg:viewBox="0 0 24128 29">
          <text:p/>
        </draw:connector>
        <draw:connector draw:style-name="gr8" draw:text-style-name="P4" draw:layer="layout" draw:type="line" svg:x1="2.081cm" svg:y1="2.737cm" svg:x2="13.532cm" svg:y2="2.736cm" svg:d="M2081 2737l11451-1" svg:viewBox="0 0 11452 2">
          <text:p/>
        </draw:connector>
        <draw:frame draw:style-name="gr9" draw:text-style-name="P5" draw:layer="layout" svg:width="2.471cm" svg:height="0.962cm" svg:x="0.172cm" svg:y="9.34cm">
          <draw:text-box>
            <text:p>header</text:p>
          </draw:text-box>
        </draw:frame>
        <draw:frame draw:style-name="gr9" draw:text-style-name="P5" draw:layer="layout" svg:width="2.682cm" svg:height="0.962cm" svg:x="39.173cm" svg:y="9.34cm">
          <draw:text-box>
            <text:p>sentinel</text:p>
          </draw:text-box>
        </draw:frame>
        <draw:custom-shape draw:style-name="gr19" draw:text-style-name="P1" draw:layer="layout" svg:width="1.143cm" svg:height="7.188cm" svg:x="39.569cm" svg:y="1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33.032cm" svg:y="3.655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2cm" svg:y="3.6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2cm" svg:y="5.4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2cm" svg:y="7.2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4.7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699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698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9.832cm" svg:y="5.452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432cm" svg:y="7.2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50" draw:id="id150" draw:layer="layout" svg:width="0.381cm" svg:height="0.381cm" svg:x="31.545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26cm" svg:y1="8.137cm" svg:x2="33.101cm" svg:y2="8.114cm" draw:start-shape="id150" draw:start-glue-point="10" svg:d="M31926 8137l1175-23" svg:viewBox="0 0 1176 24">
          <text:p/>
        </draw:connector>
        <draw:connector draw:style-name="gr8" draw:text-style-name="P4" draw:layer="layout" draw:type="line" svg:x1="35.066cm" svg:y1="8.137cm" svg:x2="36.356cm" svg:y2="8.136cm" svg:d="M35066 8137l1290-1" svg:viewBox="0 0 1291 2">
          <text:p/>
        </draw:connector>
        <draw:custom-shape draw:style-name="gr15" draw:text-style-name="P1" draw:layer="layout" svg:width="1.702cm" svg:height="1.778cm" svg:x="36.319cm" svg:y="7.247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7.919cm" svg:y="7.2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51" draw:id="id151" draw:layer="layout" svg:width="0.381cm" svg:height="0.381cm" svg:x="38.032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8.413cm" svg:y1="8.137cm" svg:x2="39.588cm" svg:y2="8.114cm" draw:start-shape="id151" draw:start-glue-point="10" svg:d="M38413 8137l1175-23" svg:viewBox="0 0 1176 24">
          <text:p/>
        </draw:connector>
        <draw:connector draw:style-name="gr8" draw:text-style-name="P4" draw:layer="layout" draw:type="line" svg:x1="34.966cm" svg:y1="6.337cm" svg:x2="39.619cm" svg:y2="6.336cm" svg:d="M34966 6337l4653-1" svg:viewBox="0 0 4654 2">
          <text:p/>
        </draw:connector>
        <draw:connector draw:style-name="gr8" draw:text-style-name="P4" draw:layer="layout" draw:type="line" svg:x1="34.953cm" svg:y1="4.537cm" svg:x2="39.606cm" svg:y2="4.536cm" svg:d="M34953 4537l4653-1" svg:viewBox="0 0 4654 2">
          <text:p/>
        </draw:connector>
        <draw:custom-shape draw:style-name="gr14" draw:text-style-name="P1" draw:layer="layout" svg:width="0.551cm" svg:height="1.778cm" svg:x="15.032cm" svg:y="3.6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2cm" svg:y="5.4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2cm" svg:y="1.8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5.099cm" svg:y="2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8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7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3cm" svg:y1="8.137cm" svg:x2="20.019cm" svg:y2="8.136cm" svg:d="M18813 8137l1206-1" svg:viewBox="0 0 1207 2">
          <text:p/>
        </draw:connector>
        <draw:custom-shape draw:style-name="gr14" draw:text-style-name="P1" draw:layer="layout" svg:width="0.551cm" svg:height="1.778cm" svg:x="21.632cm" svg:y="3.6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2cm" svg:y="5.4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1.7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699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4cm" svg:y1="8.137cm" svg:x2="13.519cm" svg:y2="8.136cm" svg:d="M12164 8137l1355-1" svg:viewBox="0 0 1356 2">
          <text:p/>
        </draw:connector>
        <draw:connector draw:style-name="gr8" draw:text-style-name="P4" draw:layer="layout" draw:type="line" svg:x1="5.28cm" svg:y1="6.337cm" svg:x2="13.519cm" svg:y2="6.336cm" draw:start-shape="id152" draw:start-glue-point="10" svg:d="M5280 6337l8239-1" svg:viewBox="0 0 8240 2">
          <text:p/>
        </draw:connector>
        <draw:connector draw:style-name="gr8" draw:text-style-name="P4" draw:layer="layout" draw:type="line" svg:x1="2.104cm" svg:y1="6.338cm" svg:x2="3.219cm" svg:y2="6.337cm" svg:d="M2104 6338l1115-1" svg:viewBox="0 0 1116 2">
          <text:p/>
        </draw:connector>
        <draw:connector draw:style-name="gr8" draw:text-style-name="P4" draw:layer="layout" draw:type="line" svg:x1="2.068cm" svg:y1="4.537cm" svg:x2="13.519cm" svg:y2="4.536cm" svg:d="M2068 4537l11451-1" svg:viewBox="0 0 11452 2">
          <text:p/>
        </draw:connector>
        <draw:connector draw:style-name="gr24" draw:text-style-name="P6" draw:layer="layout" draw:type="line" svg:x1="15.465cm" svg:y1="4.537cm" svg:x2="20.04cm" svg:y2="4.536cm" svg:d="M15465 4537l4575-1" svg:viewBox="0 0 4576 2">
          <text:p/>
        </draw:connector>
        <draw:custom-shape draw:style-name="gr14" draw:text-style-name="P1" draw:layer="layout" svg:width="0.551cm" svg:height="1.778cm" svg:x="31.432cm" svg:y="5.4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499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13cm" svg:y1="6.337cm" svg:x2="33.088cm" svg:y2="6.314cm" svg:d="M31913 6337l1175-23" svg:viewBox="0 0 1176 24">
          <text:p/>
        </draw:connector>
        <draw:connector draw:style-name="gr23" draw:text-style-name="P4" draw:layer="layout" draw:type="line" svg:x1="1.319cm" svg:y1="3.336cm" svg:x2="13.937cm" svg:y2="3.335cm" svg:d="M1319 3336l12618-1" svg:viewBox="0 0 12619 2">
          <text:p/>
        </draw:connector>
        <draw:connector draw:style-name="gr23" draw:text-style-name="P4" draw:layer="layout" draw:type="line" svg:x1="14.128cm" svg:y1="3.525cm" svg:x2="14.127cm" svg:y2="5.043cm" svg:d="M14128 3525l-1 1518" svg:viewBox="0 0 2 1519">
          <text:p/>
        </draw:connector>
        <draw:connector draw:style-name="gr23" draw:text-style-name="P4" draw:layer="layout" draw:type="line" svg:x1="14.317cm" svg:y1="5.234cm" svg:x2="20.635cm" svg:y2="5.233cm" svg:d="M14317 5234l6318-1" svg:viewBox="0 0 6319 2">
          <text:p/>
        </draw:connector>
        <draw:connector draw:style-name="gr23" draw:text-style-name="P4" draw:layer="layout" draw:type="line" svg:x1="20.826cm" svg:y1="5.423cm" svg:x2="20.825cm" svg:y2="8.441cm" svg:d="M20826 5423l-1 3018" svg:viewBox="0 0 2 3019">
          <text:p/>
        </draw:connector>
        <draw:connector draw:style-name="gr23" draw:text-style-name="P4" draw:layer="layout" draw:type="line" svg:x1="21.015cm" svg:y1="8.632cm" svg:x2="23.833cm" svg:y2="8.631cm" svg:d="M21015 8632l2818-1" svg:viewBox="0 0 2819 2">
          <text:p/>
        </draw:connector>
        <draw:custom-shape draw:style-name="gr30" draw:text-style-name="P1" draw:layer="layout" svg:width="1.702cm" svg:height="5.385cm" svg:x="26.532cm" svg:y="3.655cm">
          <text:p text:style-name="P2">87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2cm" svg:y="3.64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2cm" svg:y="5.44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551cm" svg:height="1.778cm" svg:x="28.132cm" svg:y="7.24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8.2cm" svg:y="4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4" draw:id="id154" draw:layer="layout" svg:width="0.381cm" svg:height="0.381cm" svg:x="28.199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3" draw:id="id153" draw:layer="layout" svg:width="0.381cm" svg:height="0.381cm" svg:x="28.198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579cm" svg:y1="8.137cm" svg:x2="29.888cm" svg:y2="8.114cm" draw:start-shape="id153" draw:start-glue-point="10" svg:d="M28579 8137l1309-23" svg:viewBox="0 0 1310 24">
          <text:p/>
        </draw:connector>
        <draw:connector draw:style-name="gr8" draw:text-style-name="P4" draw:layer="layout" draw:type="line" svg:x1="28.58cm" svg:y1="6.337cm" svg:x2="29.875cm" svg:y2="6.314cm" draw:start-shape="id154" draw:start-glue-point="10" svg:d="M28580 6337l1295-23" svg:viewBox="0 0 1296 24">
          <text:p/>
        </draw:connector>
        <draw:connector draw:style-name="gr24" draw:text-style-name="P6" draw:layer="layout" draw:type="line" svg:x1="28.562cm" svg:y1="4.537cm" svg:x2="33.015cm" svg:y2="4.536cm" svg:d="M28562 4537l4453-1" svg:viewBox="0 0 4454 2">
          <text:p/>
        </draw:connector>
        <draw:connector draw:style-name="gr23" draw:text-style-name="P4" draw:layer="layout" draw:type="line" svg:x1="24.595cm" svg:y1="8.632cm" svg:x2="27.413cm" svg:y2="8.631cm" svg:d="M24595 8632l2818-1" svg:viewBox="0 0 2819 2">
          <text:p/>
        </draw:connector>
        <draw:custom-shape draw:style-name="gr10" draw:text-style-name="P1" draw:layer="layout" svg:width="1.143cm" svg:height="7.188cm" svg:x="0.57cm" svg:y="11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cm" svg:y="11.8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cm" svg:y="13.6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cm" svg:y="15.4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cm" svg:y="17.2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7cm" svg:y="11.8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7cm" svg:y="13.6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7cm" svg:y="15.4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40.67cm" svg:y="17.2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33cm" svg:y="15.439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33cm" svg:y="15.4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33cm" svg:y="17.2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57" draw:id="id157" draw:layer="layout" svg:width="1.702cm" svg:height="1.778cm" svg:x="6.633cm" svg:y="17.23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33cm" svg:y="17.2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33cm" svg:y="17.242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33cm" svg:y="17.2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5cm" svg:y="11.858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3cm" svg:y="17.2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33cm" svg:y="17.242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33cm" svg:y="17.2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33cm" svg:y="13.636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3cm" svg:y="17.2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33cm" svg:y="17.217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33cm" svg:y="1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4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9cm" svg:y="1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8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5" draw:id="id155" draw:layer="layout" svg:width="0.381cm" svg:height="0.381cm" svg:x="1.737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3" draw:id="id163" draw:layer="layout" svg:width="0.381cm" svg:height="0.381cm" svg:x="4.9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6" draw:id="id156" draw:layer="layout" svg:width="0.381cm" svg:height="0.381cm" svg:x="4.899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8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8" draw:id="id158" draw:layer="layout" svg:width="0.381cm" svg:height="0.381cm" svg:x="8.297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59" draw:id="id159" draw:layer="layout" svg:width="0.381cm" svg:height="0.381cm" svg:x="15.146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0" draw:id="id160" draw:layer="layout" svg:width="0.381cm" svg:height="0.381cm" svg:x="21.699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4.899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7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8cm" svg:y1="18.124cm" svg:x2="3.233cm" svg:y2="18.123cm" draw:start-shape="id155" draw:start-glue-point="10" svg:d="M2118 18124l1115-1" svg:viewBox="0 0 1116 2">
          <text:p/>
        </draw:connector>
        <draw:connector draw:style-name="gr8" draw:text-style-name="P4" draw:layer="layout" draw:type="line" svg:x1="5.28cm" svg:y1="18.124cm" svg:x2="6.633cm" svg:y2="18.123cm" draw:start-shape="id156" draw:start-glue-point="10" draw:end-shape="id157" draw:end-glue-point="3" svg:d="M5280 18124l1353-1" svg:viewBox="0 0 1354 2">
          <text:p/>
        </draw:connector>
        <draw:connector draw:style-name="gr8" draw:text-style-name="P4" draw:layer="layout" draw:type="line" svg:x1="8.678cm" svg:y1="18.124cm" svg:x2="10.033cm" svg:y2="18.123cm" draw:start-shape="id158" draw:start-glue-point="10" svg:d="M8678 18124l1355-1" svg:viewBox="0 0 1356 2">
          <text:p/>
        </draw:connector>
        <draw:connector draw:style-name="gr8" draw:text-style-name="P4" draw:layer="layout" draw:type="line" svg:x1="15.527cm" svg:y1="18.124cm" svg:x2="16.733cm" svg:y2="18.123cm" draw:start-shape="id159" draw:start-glue-point="10" svg:d="M15527 18124l1206-1" svg:viewBox="0 0 1207 2">
          <text:p/>
        </draw:connector>
        <draw:connector draw:style-name="gr8" draw:text-style-name="P4" draw:layer="layout" draw:type="line" svg:x1="22.08cm" svg:y1="18.124cm" svg:x2="23.233cm" svg:y2="18.123cm" draw:start-shape="id160" draw:start-glue-point="10" svg:d="M22080 18124l1153-1" svg:viewBox="0 0 1154 2">
          <text:p/>
        </draw:connector>
        <draw:connector draw:style-name="gr8" draw:text-style-name="P4" draw:layer="layout" draw:type="line" svg:x1="25.284cm" svg:y1="18.124cm" svg:x2="29.956cm" svg:y2="18.123cm" svg:d="M25284 18124l4672-1" svg:viewBox="0 0 4673 2">
          <text:p/>
        </draw:connector>
        <draw:connector draw:style-name="gr8" draw:text-style-name="P4" draw:layer="layout" draw:type="line" svg:x1="22.087cm" svg:y1="16.324cm" svg:x2="29.888cm" svg:y2="16.333cm" svg:d="M22087 16324l7801 9" svg:viewBox="0 0 7802 10">
          <text:p/>
        </draw:connector>
        <draw:connector draw:style-name="gr24" draw:text-style-name="P6" draw:layer="layout" draw:type="line" svg:x1="15.479cm" svg:y1="16.324cm" svg:x2="20.054cm" svg:y2="16.323cm" svg:d="M15479 16324l4575-1" svg:viewBox="0 0 4576 2">
          <text:p/>
        </draw:connector>
        <draw:connector draw:style-name="gr24" draw:text-style-name="P6" draw:layer="layout" draw:type="line" svg:x1="22.081cm" svg:y1="14.524cm" svg:x2="33.131cm" svg:y2="14.523cm" svg:d="M22081 14524l11050-1" svg:viewBox="0 0 11051 2">
          <text:p/>
        </draw:connector>
        <draw:connector draw:style-name="gr24" draw:text-style-name="P6" draw:layer="layout" draw:type="line" svg:x1="15.483cm" svg:y1="12.724cm" svg:x2="39.61cm" svg:y2="12.752cm" svg:d="M15483 12724l24127 28" svg:viewBox="0 0 24128 29">
          <text:p/>
        </draw:connector>
        <draw:connector draw:style-name="gr8" draw:text-style-name="P4" draw:layer="layout" draw:type="line" svg:x1="2.082cm" svg:y1="12.724cm" svg:x2="13.533cm" svg:y2="12.723cm" svg:d="M2082 12724l11451-1" svg:viewBox="0 0 11452 2">
          <text:p/>
        </draw:connector>
        <draw:frame draw:style-name="gr9" draw:text-style-name="P5" draw:layer="layout" svg:width="2.471cm" svg:height="0.962cm" svg:x="0.173cm" svg:y="19.327cm">
          <draw:text-box>
            <text:p>header</text:p>
          </draw:text-box>
        </draw:frame>
        <draw:frame draw:style-name="gr9" draw:text-style-name="P5" draw:layer="layout" svg:width="2.682cm" svg:height="0.962cm" svg:x="39.174cm" svg:y="19.327cm">
          <draw:text-box>
            <text:p>sentinel</text:p>
          </draw:text-box>
        </draw:frame>
        <draw:custom-shape draw:style-name="gr19" draw:text-style-name="P1" draw:layer="layout" svg:width="1.143cm" svg:height="7.188cm" svg:x="39.57cm" svg:y="11.8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33.033cm" svg:y="13.642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3cm" svg:y="13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3cm" svg:y="15.4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33cm" svg:y="1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4.701cm" svg:y="1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7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4.699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9.833cm" svg:y="15.439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433cm" svg:y="1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61" draw:id="id161" draw:layer="layout" svg:width="0.381cm" svg:height="0.381cm" svg:x="31.546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27cm" svg:y1="18.124cm" svg:x2="33.102cm" svg:y2="18.101cm" draw:start-shape="id161" draw:start-glue-point="10" svg:d="M31927 18124l1175-23" svg:viewBox="0 0 1176 24">
          <text:p/>
        </draw:connector>
        <draw:connector draw:style-name="gr8" draw:text-style-name="P4" draw:layer="layout" draw:type="line" svg:x1="35.067cm" svg:y1="18.124cm" svg:x2="36.357cm" svg:y2="18.123cm" svg:d="M35067 18124l1290-1" svg:viewBox="0 0 1291 2">
          <text:p/>
        </draw:connector>
        <draw:custom-shape draw:style-name="gr15" draw:text-style-name="P1" draw:layer="layout" svg:width="1.702cm" svg:height="1.778cm" svg:x="36.32cm" svg:y="17.234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7.92cm" svg:y="17.2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62" draw:id="id162" draw:layer="layout" svg:width="0.381cm" svg:height="0.381cm" svg:x="38.033cm" svg:y="1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8.414cm" svg:y1="18.124cm" svg:x2="39.589cm" svg:y2="18.101cm" draw:start-shape="id162" draw:start-glue-point="10" svg:d="M38414 18124l1175-23" svg:viewBox="0 0 1176 24">
          <text:p/>
        </draw:connector>
        <draw:connector draw:style-name="gr8" draw:text-style-name="P4" draw:layer="layout" draw:type="line" svg:x1="34.967cm" svg:y1="16.324cm" svg:x2="39.62cm" svg:y2="16.323cm" svg:d="M34967 16324l4653-1" svg:viewBox="0 0 4654 2">
          <text:p/>
        </draw:connector>
        <draw:connector draw:style-name="gr8" draw:text-style-name="P4" draw:layer="layout" draw:type="line" svg:x1="34.954cm" svg:y1="14.524cm" svg:x2="39.607cm" svg:y2="14.523cm" svg:d="M34954 14524l4653-1" svg:viewBox="0 0 4654 2">
          <text:p/>
        </draw:connector>
        <draw:custom-shape draw:style-name="gr14" draw:text-style-name="P1" draw:layer="layout" svg:width="0.551cm" svg:height="1.778cm" svg:x="15.033cm" svg:y="13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3cm" svg:y="15.4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3cm" svg:y="11.8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5.1cm" svg:y="12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9cm" svg:y="1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8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4cm" svg:y1="18.124cm" svg:x2="20.02cm" svg:y2="18.123cm" svg:d="M18814 18124l1206-1" svg:viewBox="0 0 1207 2">
          <text:p/>
        </draw:connector>
        <draw:custom-shape draw:style-name="gr14" draw:text-style-name="P1" draw:layer="layout" svg:width="0.551cm" svg:height="1.778cm" svg:x="21.633cm" svg:y="13.63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3cm" svg:y="15.4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1.701cm" svg:y="14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7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5cm" svg:y1="18.124cm" svg:x2="13.52cm" svg:y2="18.123cm" svg:d="M12165 18124l1355-1" svg:viewBox="0 0 1356 2">
          <text:p/>
        </draw:connector>
        <draw:connector draw:style-name="gr8" draw:text-style-name="P4" draw:layer="layout" draw:type="line" svg:x1="5.281cm" svg:y1="16.324cm" svg:x2="13.52cm" svg:y2="16.323cm" draw:start-shape="id163" draw:start-glue-point="10" svg:d="M5281 16324l8239-1" svg:viewBox="0 0 8240 2">
          <text:p/>
        </draw:connector>
        <draw:connector draw:style-name="gr8" draw:text-style-name="P4" draw:layer="layout" draw:type="line" svg:x1="2.105cm" svg:y1="16.325cm" svg:x2="3.22cm" svg:y2="16.324cm" svg:d="M2105 16325l1115-1" svg:viewBox="0 0 1116 2">
          <text:p/>
        </draw:connector>
        <draw:connector draw:style-name="gr8" draw:text-style-name="P4" draw:layer="layout" draw:type="line" svg:x1="2.069cm" svg:y1="14.524cm" svg:x2="13.52cm" svg:y2="14.523cm" svg:d="M2069 14524l11451-1" svg:viewBox="0 0 11452 2">
          <text:p/>
        </draw:connector>
        <draw:connector draw:style-name="gr24" draw:text-style-name="P6" draw:layer="layout" draw:type="line" svg:x1="15.466cm" svg:y1="14.524cm" svg:x2="20.041cm" svg:y2="14.523cm" svg:d="M15466 14524l4575-1" svg:viewBox="0 0 4576 2">
          <text:p/>
        </draw:connector>
        <draw:custom-shape draw:style-name="gr14" draw:text-style-name="P1" draw:layer="layout" svg:width="0.551cm" svg:height="1.778cm" svg:x="31.433cm" svg:y="15.4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5cm" svg:y="16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1.914cm" svg:y1="16.324cm" svg:x2="33.089cm" svg:y2="16.301cm" svg:d="M31914 16324l1175-23" svg:viewBox="0 0 1176 24">
          <text:p/>
        </draw:connector>
        <draw:connector draw:style-name="gr23" draw:text-style-name="P4" draw:layer="layout" draw:type="line" svg:x1="1.32cm" svg:y1="13.323cm" svg:x2="13.938cm" svg:y2="13.322cm" svg:d="M1320 13323l12618-1" svg:viewBox="0 0 12619 2">
          <text:p/>
        </draw:connector>
        <draw:connector draw:style-name="gr23" draw:text-style-name="P4" draw:layer="layout" draw:type="line" svg:x1="14.129cm" svg:y1="13.512cm" svg:x2="14.128cm" svg:y2="15.03cm" svg:d="M14129 13512l-1 1518" svg:viewBox="0 0 2 1519">
          <text:p/>
        </draw:connector>
        <draw:connector draw:style-name="gr23" draw:text-style-name="P4" draw:layer="layout" draw:type="line" svg:x1="14.318cm" svg:y1="15.221cm" svg:x2="20.636cm" svg:y2="15.22cm" svg:d="M14318 15221l6318-1" svg:viewBox="0 0 6319 2">
          <text:p/>
        </draw:connector>
        <draw:connector draw:style-name="gr23" draw:text-style-name="P4" draw:layer="layout" draw:type="line" svg:x1="20.827cm" svg:y1="15.41cm" svg:x2="20.826cm" svg:y2="18.428cm" svg:d="M20827 15410l-1 3018" svg:viewBox="0 0 2 3019">
          <text:p/>
        </draw:connector>
        <draw:connector draw:style-name="gr23" draw:text-style-name="P4" draw:layer="layout" draw:type="line" svg:x1="21.016cm" svg:y1="18.619cm" svg:x2="23.834cm" svg:y2="18.618cm" svg:d="M21016 18619l2818-1" svg:viewBox="0 0 2819 2">
          <text:p/>
        </draw:connector>
        <draw:connector draw:style-name="gr23" draw:text-style-name="P4" draw:layer="layout" draw:type="line" svg:x1="24.596cm" svg:y1="18.619cm" svg:x2="27.414cm" svg:y2="18.618cm" svg:d="M24596 18619l2818-1" svg:viewBox="0 0 2819 2">
          <text:p/>
        </draw:connector>
        <draw:custom-shape draw:style-name="gr10" draw:text-style-name="P1" draw:layer="layout" svg:width="1.143cm" svg:height="7.188cm" svg:x="0.571cm" svg:y="20.8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1cm" svg:y="20.8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1cm" svg:y="22.6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1cm" svg:y="24.4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551cm" svg:height="1.778cm" svg:x="1.671cm" svg:y="26.2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71cm" svg:y="20.8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71cm" svg:y="22.6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71cm" svg:y="24.42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51cm" svg:height="1.778cm" svg:x="37.371cm" svg:y="26.2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702cm" svg:height="3.556cm" svg:x="3.234cm" svg:y="24.426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551cm" svg:height="1.778cm" svg:x="4.834cm" svg:y="24.4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4.834cm" svg:y="26.2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66" draw:id="id166" draw:layer="layout" svg:width="1.702cm" svg:height="1.778cm" svg:x="6.634cm" svg:y="26.221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8.234cm" svg:y="26.2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0.034cm" svg:y="26.229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1.634cm" svg:y="26.2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702cm" svg:height="7.163cm" svg:x="13.451cm" svg:y="20.845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4cm" svg:y="26.2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02cm" svg:height="1.778cm" svg:x="16.734cm" svg:y="26.229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8.334cm" svg:y="26.2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0.034cm" svg:y="22.623cm">
          <text:p text:style-name="P2">7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4cm" svg:y="26.2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.702cm" svg:height="1.798cm" svg:x="23.234cm" svg:y="26.204cm">
          <text:p text:style-name="P2">8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4.834cm" svg:y="2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.741cm" svg:y="2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4cm" svg:y="2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.739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4" draw:id="id164" draw:layer="layout" svg:width="0.381cm" svg:height="0.381cm" svg:x="1.738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72" draw:id="id172" draw:layer="layout" svg:width="0.381cm" svg:height="0.381cm" svg:x="4.901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5" draw:id="id165" draw:layer="layout" svg:width="0.381cm" svg:height="0.381cm" svg:x="4.9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1.699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7" draw:id="id167" draw:layer="layout" svg:width="0.381cm" svg:height="0.381cm" svg:x="8.298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8" draw:id="id168" draw:layer="layout" svg:width="0.381cm" svg:height="0.381cm" svg:x="15.147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xml:id="id169" draw:id="id169" draw:layer="layout" svg:width="0.381cm" svg:height="0.381cm" svg:x="21.7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4.9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8.398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.119cm" svg:y1="27.111cm" svg:x2="3.234cm" svg:y2="27.11cm" draw:start-shape="id164" draw:start-glue-point="10" svg:d="M2119 27111l1115-1" svg:viewBox="0 0 1116 2">
          <text:p/>
        </draw:connector>
        <draw:connector draw:style-name="gr8" draw:text-style-name="P4" draw:layer="layout" draw:type="line" svg:x1="5.281cm" svg:y1="27.111cm" svg:x2="6.634cm" svg:y2="27.11cm" draw:start-shape="id165" draw:start-glue-point="10" draw:end-shape="id166" draw:end-glue-point="3" svg:d="M5281 27111l1353-1" svg:viewBox="0 0 1354 2">
          <text:p/>
        </draw:connector>
        <draw:connector draw:style-name="gr8" draw:text-style-name="P4" draw:layer="layout" draw:type="line" svg:x1="8.679cm" svg:y1="27.111cm" svg:x2="10.034cm" svg:y2="27.11cm" draw:start-shape="id167" draw:start-glue-point="10" svg:d="M8679 27111l1355-1" svg:viewBox="0 0 1356 2">
          <text:p/>
        </draw:connector>
        <draw:connector draw:style-name="gr8" draw:text-style-name="P4" draw:layer="layout" draw:type="line" svg:x1="15.528cm" svg:y1="27.111cm" svg:x2="16.734cm" svg:y2="27.11cm" draw:start-shape="id168" draw:start-glue-point="10" svg:d="M15528 27111l1206-1" svg:viewBox="0 0 1207 2">
          <text:p/>
        </draw:connector>
        <draw:connector draw:style-name="gr8" draw:text-style-name="P4" draw:layer="layout" draw:type="line" svg:x1="22.081cm" svg:y1="27.111cm" svg:x2="23.234cm" svg:y2="27.11cm" draw:start-shape="id169" draw:start-glue-point="10" svg:d="M22081 27111l1153-1" svg:viewBox="0 0 1154 2">
          <text:p/>
        </draw:connector>
        <draw:connector draw:style-name="gr8" draw:text-style-name="P4" draw:layer="layout" draw:type="line" svg:x1="25.285cm" svg:y1="27.111cm" svg:x2="29.957cm" svg:y2="27.11cm" svg:d="M25285 27111l4672-1" svg:viewBox="0 0 4673 2">
          <text:p/>
        </draw:connector>
        <draw:connector draw:style-name="gr8" draw:text-style-name="P4" draw:layer="layout" draw:type="line" svg:x1="22.089cm" svg:y1="25.311cm" svg:x2="26.654cm" svg:y2="25.295cm" svg:d="M22089 25311l4565-16" svg:viewBox="0 0 4566 17">
          <text:p/>
        </draw:connector>
        <draw:connector draw:style-name="gr24" draw:text-style-name="P6" draw:layer="layout" draw:type="line" svg:x1="15.48cm" svg:y1="25.311cm" svg:x2="20.055cm" svg:y2="25.31cm" svg:d="M15480 25311l4575-1" svg:viewBox="0 0 4576 2">
          <text:p/>
        </draw:connector>
        <draw:connector draw:style-name="gr24" draw:text-style-name="P6" draw:layer="layout" draw:type="line" svg:x1="22.179cm" svg:y1="23.511cm" svg:x2="29.829cm" svg:y2="23.495cm" svg:d="M22179 23511l7650-16" svg:viewBox="0 0 7651 17">
          <text:p/>
        </draw:connector>
        <draw:connector draw:style-name="gr24" draw:text-style-name="P6" draw:layer="layout" draw:type="line" svg:x1="15.484cm" svg:y1="21.711cm" svg:x2="36.306cm" svg:y2="21.739cm" svg:d="M15484 21711l20822 28" svg:viewBox="0 0 20823 29">
          <text:p/>
        </draw:connector>
        <draw:connector draw:style-name="gr8" draw:text-style-name="P4" draw:layer="layout" draw:type="line" svg:x1="2.083cm" svg:y1="21.711cm" svg:x2="13.534cm" svg:y2="21.71cm" svg:d="M2083 21711l11451-1" svg:viewBox="0 0 11452 2">
          <text:p/>
        </draw:connector>
        <draw:frame draw:style-name="gr9" draw:text-style-name="P5" draw:layer="layout" svg:width="2.471cm" svg:height="0.962cm" svg:x="0.174cm" svg:y="28.314cm">
          <draw:text-box>
            <text:p>header</text:p>
          </draw:text-box>
        </draw:frame>
        <draw:frame draw:style-name="gr9" draw:text-style-name="P5" draw:layer="layout" svg:width="2.682cm" svg:height="0.962cm" svg:x="35.875cm" svg:y="28.314cm">
          <draw:text-box>
            <text:p>sentinel</text:p>
          </draw:text-box>
        </draw:frame>
        <draw:custom-shape draw:style-name="gr19" draw:text-style-name="P1" draw:layer="layout" svg:width="1.143cm" svg:height="7.188cm" svg:x="36.271cm" svg:y="20.82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02cm" svg:height="5.385cm" svg:x="29.734cm" svg:y="22.629cm">
          <text:p text:style-name="P2">9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4cm" svg:y="22.6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4cm" svg:y="24.4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1.334cm" svg:y="2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31.402cm" svg:y="2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401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31.4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702cm" svg:height="3.573cm" svg:x="26.534cm" svg:y="24.426cm">
          <text:p text:style-name="P2">89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8.134cm" svg:y="2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70" draw:id="id170" draw:layer="layout" svg:width="0.381cm" svg:height="0.381cm" svg:x="28.247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28cm" svg:y1="27.111cm" svg:x2="29.803cm" svg:y2="27.088cm" draw:start-shape="id170" draw:start-glue-point="10" svg:d="M28628 27111l1175-23" svg:viewBox="0 0 1176 24">
          <text:p/>
        </draw:connector>
        <draw:connector draw:style-name="gr8" draw:text-style-name="P4" draw:layer="layout" draw:type="line" svg:x1="31.768cm" svg:y1="27.111cm" svg:x2="33.058cm" svg:y2="27.11cm" svg:d="M31768 27111l1290-1" svg:viewBox="0 0 1291 2">
          <text:p/>
        </draw:connector>
        <draw:custom-shape draw:style-name="gr15" draw:text-style-name="P1" draw:layer="layout" svg:width="1.702cm" svg:height="1.778cm" svg:x="33.021cm" svg:y="26.221cm">
          <text:p text:style-name="P2">96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34.621cm" svg:y="26.2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xml:id="id171" draw:id="id171" draw:layer="layout" svg:width="0.381cm" svg:height="0.381cm" svg:x="34.734cm" svg:y="2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35.115cm" svg:y1="27.111cm" svg:x2="36.29cm" svg:y2="27.088cm" draw:start-shape="id171" draw:start-glue-point="10" svg:d="M35115 27111l1175-23" svg:viewBox="0 0 1176 24">
          <text:p/>
        </draw:connector>
        <draw:connector draw:style-name="gr8" draw:text-style-name="P4" draw:layer="layout" draw:type="line" svg:x1="31.668cm" svg:y1="25.311cm" svg:x2="36.321cm" svg:y2="25.31cm" svg:d="M31668 25311l4653-1" svg:viewBox="0 0 4654 2">
          <text:p/>
        </draw:connector>
        <draw:connector draw:style-name="gr8" draw:text-style-name="P4" draw:layer="layout" draw:type="line" svg:x1="31.655cm" svg:y1="23.511cm" svg:x2="36.308cm" svg:y2="23.51cm" svg:d="M31655 23511l4653-1" svg:viewBox="0 0 4654 2">
          <text:p/>
        </draw:connector>
        <draw:custom-shape draw:style-name="gr14" draw:text-style-name="P1" draw:layer="layout" svg:width="0.551cm" svg:height="1.778cm" svg:x="15.034cm" svg:y="22.6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4cm" svg:y="24.4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15.034cm" svg:y="20.8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15.101cm" svg:y="2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1cm" svg:y="2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15.099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8.815cm" svg:y1="27.111cm" svg:x2="20.021cm" svg:y2="27.11cm" svg:d="M18815 27111l1206-1" svg:viewBox="0 0 1207 2">
          <text:p/>
        </draw:connector>
        <draw:custom-shape draw:style-name="gr14" draw:text-style-name="P1" draw:layer="layout" svg:width="0.551cm" svg:height="1.778cm" svg:x="21.634cm" svg:y="22.6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551cm" svg:height="1.778cm" svg:x="21.634cm" svg:y="24.4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1.702cm" svg:y="2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381cm" svg:height="0.381cm" svg:x="21.701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2.166cm" svg:y1="27.111cm" svg:x2="13.521cm" svg:y2="27.11cm" svg:d="M12166 27111l1355-1" svg:viewBox="0 0 1356 2">
          <text:p/>
        </draw:connector>
        <draw:connector draw:style-name="gr8" draw:text-style-name="P4" draw:layer="layout" draw:type="line" svg:x1="5.282cm" svg:y1="25.311cm" svg:x2="13.521cm" svg:y2="25.31cm" draw:start-shape="id172" draw:start-glue-point="10" svg:d="M5282 25311l8239-1" svg:viewBox="0 0 8240 2">
          <text:p/>
        </draw:connector>
        <draw:connector draw:style-name="gr8" draw:text-style-name="P4" draw:layer="layout" draw:type="line" svg:x1="2.106cm" svg:y1="25.312cm" svg:x2="3.221cm" svg:y2="25.311cm" svg:d="M2106 25312l1115-1" svg:viewBox="0 0 1116 2">
          <text:p/>
        </draw:connector>
        <draw:connector draw:style-name="gr8" draw:text-style-name="P4" draw:layer="layout" draw:type="line" svg:x1="2.07cm" svg:y1="23.511cm" svg:x2="13.521cm" svg:y2="23.51cm" svg:d="M2070 23511l11451-1" svg:viewBox="0 0 11452 2">
          <text:p/>
        </draw:connector>
        <draw:connector draw:style-name="gr24" draw:text-style-name="P6" draw:layer="layout" draw:type="line" svg:x1="15.467cm" svg:y1="23.511cm" svg:x2="20.042cm" svg:y2="23.51cm" svg:d="M15467 23511l4575-1" svg:viewBox="0 0 4576 2">
          <text:p/>
        </draw:connector>
        <draw:custom-shape draw:style-name="gr14" draw:text-style-name="P1" draw:layer="layout" svg:width="0.551cm" svg:height="1.778cm" svg:x="28.134cm" svg:y="24.4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0.381cm" svg:height="0.381cm" svg:x="28.201cm" svg:y="2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28.615cm" svg:y1="25.311cm" svg:x2="29.79cm" svg:y2="25.288cm" svg:d="M28615 25311l1175-23" svg:viewBox="0 0 1176 24">
          <text:p/>
        </draw:connector>
        <draw:connector draw:style-name="gr23" draw:text-style-name="P4" draw:layer="layout" draw:type="line" svg:x1="1.321cm" svg:y1="22.31cm" svg:x2="13.939cm" svg:y2="22.309cm" svg:d="M1321 22310l12618-1" svg:viewBox="0 0 12619 2">
          <text:p/>
        </draw:connector>
        <draw:connector draw:style-name="gr23" draw:text-style-name="P4" draw:layer="layout" draw:type="line" svg:x1="14.13cm" svg:y1="22.499cm" svg:x2="14.129cm" svg:y2="24.017cm" svg:d="M14130 22499l-1 1518" svg:viewBox="0 0 2 1519">
          <text:p/>
        </draw:connector>
        <draw:connector draw:style-name="gr23" draw:text-style-name="P4" draw:layer="layout" draw:type="line" svg:x1="14.319cm" svg:y1="24.208cm" svg:x2="20.637cm" svg:y2="24.207cm" svg:d="M14319 24208l6318-1" svg:viewBox="0 0 6319 2">
          <text:p/>
        </draw:connector>
        <draw:connector draw:style-name="gr23" draw:text-style-name="P4" draw:layer="layout" draw:type="line" svg:x1="20.828cm" svg:y1="24.397cm" svg:x2="20.827cm" svg:y2="27.415cm" svg:d="M20828 24397l-1 3018" svg:viewBox="0 0 2 3019">
          <text:p/>
        </draw:connector>
        <draw:connector draw:style-name="gr23" draw:text-style-name="P4" draw:layer="layout" draw:type="line" svg:x1="21.017cm" svg:y1="27.606cm" svg:x2="23.835cm" svg:y2="27.605cm" svg:d="M21017 27606l2818-1" svg:viewBox="0 0 2819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3:47:36.630168757</meta:creation-date>
    <meta:generator>LibreOffice/6.2.6.2$Linux_X86_64 LibreOffice_project/20$Build-2</meta:generator>
    <dc:date>2019-09-18T04:42:42.629139824</dc:date>
    <meta:editing-duration>PT1S</meta:editing-duration>
    <meta:editing-cycles>1</meta:editing-cycles>
    <meta:document-statistic meta:object-count="914"/>
  </office:meta>
</office:document-meta>
</file>